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63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23cm"/>
    </style:style>
    <style:style style:name="co5" style:family="table-column">
      <style:table-column-properties fo:break-before="auto" style:column-width="4.106cm"/>
    </style:style>
    <style:style style:name="co6" style:family="table-column">
      <style:table-column-properties fo:break-before="auto" style:column-width="2.746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e00000"/>
    </style:style>
    <style:style style:name="ce2" style:family="table-cell" style:parent-style-name="Default">
      <style:text-properties fo:color="#dc2300"/>
    </style:style>
    <style:style style:name="ce3" style:family="table-cell" style:parent-style-name="Default">
      <style:text-properties fo:color="#ff0000"/>
    </style:style>
    <style:style style:name="ce4" style:family="table-cell" style:parent-style-name="Default">
      <style:text-properties fo:color="#ff3366"/>
    </style:style>
    <style:style style:name="ce5" style:family="table-cell" style:parent-style-name="Default">
      <style:text-properties fo:color="#000000"/>
    </style:style>
  </office:automatic-styles>
  <office:body>
    <office:spreadsheet>
      <table:table table:name="工作表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2">
          <table:table-cell office:value-type="float" office:value="20120123">
            <text:p>20120123</text:p>
          </table:table-cell>
          <table:table-cell office:value-type="string">
            <text:p>打车</text:p>
          </table:table-cell>
          <table:table-cell office:value-type="float" office:value="40">
            <text:p>40</text:p>
          </table:table-cell>
          <table:table-cell/>
          <table:table-cell office:value-type="float" office:value="20120501">
            <text:p>20120501</text:p>
          </table:table-cell>
          <table:table-cell office:value-type="string">
            <text:p>晚饭</text:p>
          </table:table-cell>
          <table:table-cell office:value-type="float" office:value="110">
            <text:p>110</text:p>
          </table:table-cell>
          <table:table-cell/>
          <table:table-cell office:value-type="float" office:value="20121001">
            <text:p>20121001</text:p>
          </table:table-cell>
          <table:table-cell office:value-type="string">
            <text:p>锦绣中华</text:p>
          </table:table-cell>
          <table:table-cell office:value-type="float" office:value="390">
            <text:p>390</text:p>
          </table:table-cell>
          <table:table-cell/>
        </table:table-row>
        <table:table-row table:style-name="ro2">
          <table:table-cell/>
          <table:table-cell office:value-type="string">
            <text:p>车票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买衣服</text:p>
          </table:table-cell>
          <table:table-cell office:value-type="float" office:value="149.5">
            <text:p>149.5</text:p>
          </table:table-cell>
          <table:table-cell/>
          <table:table-cell office:value-type="float" office:value="20121002">
            <text:p>20121002</text:p>
          </table:table-cell>
          <table:table-cell office:value-type="string">
            <text:p>手机代付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2">
          <table:table-cell office:value-type="float" office:value="20120127">
            <text:p>20120127</text:p>
          </table:table-cell>
          <table:table-cell office:value-type="string">
            <text:p>晚饭</text:p>
          </table:table-cell>
          <table:table-cell office:value-type="float" office:value="278">
            <text:p>278</text:p>
          </table:table-cell>
          <table:table-cell table:number-columns-repeated="3"/>
          <table:table-cell office:value-type="float" office:value="199">
            <text:p>199</text:p>
          </table:table-cell>
          <table:table-cell/>
          <table:table-cell office:value-type="float" office:value="20121003">
            <text:p>20121003</text:p>
          </table:table-cell>
          <table:table-cell office:value-type="string">
            <text:p>晚饭</text:p>
          </table:table-cell>
          <table:table-cell office:value-type="float" office:value="110">
            <text:p>110</text:p>
          </table:table-cell>
          <table:table-cell/>
        </table:table-row>
        <table:table-row table:style-name="ro2">
          <table:table-cell/>
          <table:table-cell office:value-type="string">
            <text:p>坐车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float" office:value="199.3">
            <text:p>199.3</text:p>
          </table:table-cell>
          <table:table-cell/>
          <table:table-cell office:value-type="float" office:value="20121004">
            <text:p>20121004</text:p>
          </table:table-cell>
          <table:table-cell office:value-type="string">
            <text:p>房租</text:p>
          </table:table-cell>
          <table:table-cell office:value-type="float" office:value="2002.5">
            <text:p>2002.5</text:p>
          </table:table-cell>
          <table:table-cell/>
        </table:table-row>
        <table:table-row table:style-name="ro2">
          <table:table-cell office:value-type="float" office:value="20120128">
            <text:p>20120128</text:p>
          </table:table-cell>
          <table:table-cell office:value-type="string">
            <text:p>红包</text:p>
          </table:table-cell>
          <table:table-cell office:value-type="float" office:value="2400">
            <text:p>2400</text:p>
          </table:table-cell>
          <table:table-cell table:number-columns-repeated="3"/>
          <table:table-cell office:value-type="float" office:value="87.5">
            <text:p>87.5</text:p>
          </table:table-cell>
          <table:table-cell/>
          <table:table-cell office:value-type="float" office:value="20121006">
            <text:p>20121006</text:p>
          </table:table-cell>
          <table:table-cell office:value-type="string">
            <text:p>晚饭</text:p>
          </table:table-cell>
          <table:table-cell office:value-type="float" office:value="216">
            <text:p>216</text:p>
          </table:table-cell>
          <table:table-cell/>
        </table:table-row>
        <table:table-row table:style-name="ro2">
          <table:table-cell office:value-type="float" office:value="20120130">
            <text:p>20120130</text:p>
          </table:table-cell>
          <table:table-cell office:value-type="string">
            <text:p>煤气</text:p>
          </table:table-cell>
          <table:table-cell office:value-type="float" office:value="125">
            <text:p>125</text:p>
          </table:table-cell>
          <table:table-cell/>
          <table:table-cell office:value-type="float" office:value="20120505">
            <text:p>20120505</text:p>
          </table:table-cell>
          <table:table-cell office:value-type="string">
            <text:p>晚饭</text:p>
          </table:table-cell>
          <table:table-cell office:value-type="float" office:value="87.5">
            <text:p>87.5</text:p>
          </table:table-cell>
          <table:table-cell/>
          <table:table-cell office:value-type="float" office:value="20121007">
            <text:p>20121007</text:p>
          </table:table-cell>
          <table:table-cell office:value-type="string">
            <text:p>晚饭</text:p>
          </table:table-cell>
          <table:table-cell office:value-type="float" office:value="163">
            <text:p>163</text:p>
          </table:table-cell>
          <table:table-cell/>
        </table:table-row>
        <table:table-row table:style-name="ro2">
          <table:table-cell office:value-type="float" office:value="20120201">
            <text:p>20120201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20507">
            <text:p>20120507</text:p>
          </table:table-cell>
          <table:table-cell office:value-type="string">
            <text:p>房租</text:p>
          </table:table-cell>
          <table:table-cell office:value-type="float" office:value="1530">
            <text:p>1530</text:p>
          </table:table-cell>
          <table:table-cell/>
          <table:table-cell office:value-type="float" office:value="20121010">
            <text:p>20121010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/>
          <table:table-cell office:value-type="string">
            <text:p>保险</text:p>
          </table:table-cell>
          <table:table-cell office:value-type="float" office:value="8176">
            <text:p>8176</text:p>
          </table:table-cell>
          <table:table-cell table:number-columns-repeated="2"/>
          <table:table-cell office:value-type="string">
            <text:p>理发</text:p>
          </table:table-cell>
          <table:table-cell office:value-type="float" office:value="38">
            <text:p>38</text:p>
          </table:table-cell>
          <table:table-cell table:number-columns-repeated="2"/>
          <table:table-cell office:value-type="string">
            <text:p>BB舒惊散</text:p>
          </table:table-cell>
          <table:table-cell office:value-type="float" office:value="95">
            <text:p>95</text:p>
          </table:table-cell>
          <table:table-cell/>
        </table:table-row>
        <table:table-row table:style-name="ro2">
          <table:table-cell/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家用吃饭</text:p>
          </table:table-cell>
          <table:table-cell office:value-type="float" office:value="1600">
            <text:p>1600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2500">
            <text:p>2500</text:p>
          </table:table-cell>
          <table:table-cell/>
        </table:table-row>
        <table:table-row table:style-name="ro2">
          <table:table-cell office:value-type="float" office:value="20120202">
            <text:p>20120202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512">
            <text:p>20120512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20121011">
            <text:p>20121011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杂 </text:p>
          </table:table-cell>
          <table:table-cell office:value-type="float" office:value="8">
            <text:p>8</text:p>
          </table:table-cell>
          <table:table-cell/>
          <table:table-cell office:value-type="float" office:value="20120513">
            <text:p>20120513</text:p>
          </table:table-cell>
          <table:table-cell/>
          <table:table-cell office:value-type="float" office:value="109">
            <text:p>109</text:p>
          </table:table-cell>
          <table:table-cell/>
          <table:table-cell office:value-type="float" office:value="20121013">
            <text:p>20121013</text:p>
          </table:table-cell>
          <table:table-cell office:value-type="string">
            <text:p>晚饭</text:p>
          </table:table-cell>
          <table:table-cell office:value-type="float" office:value="216">
            <text:p>216</text:p>
          </table:table-cell>
          <table:table-cell/>
        </table:table-row>
        <table:table-row table:style-name="ro2">
          <table:table-cell/>
          <table:table-cell office:value-type="string">
            <text:p>支付宝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float" office:value="85">
            <text:p>85</text:p>
          </table:table-cell>
          <table:table-cell/>
          <table:table-cell office:value-type="float" office:value="20121014">
            <text:p>20121014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20120203">
            <text:p>20120203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516">
            <text:p>20120516</text:p>
          </table:table-cell>
          <table:table-cell office:value-type="string">
            <text:p>家用静</text:p>
          </table:table-cell>
          <table:table-cell office:value-type="float" office:value="1000">
            <text:p>1000</text:p>
          </table:table-cell>
          <table:table-cell/>
          <table:table-cell office:value-type="float" office:value="20121015">
            <text:p>20121015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 office:value-type="float" office:value="20120204">
            <text:p>20120204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517">
            <text:p>20120517</text:p>
          </table:table-cell>
          <table:table-cell office:value-type="string">
            <text:p>家用静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电费</text:p>
          </table:table-cell>
          <table:table-cell office:value-type="float" office:value="360.17">
            <text:p>360.17</text:p>
          </table:table-cell>
          <table:table-cell office:value-type="string">
            <text:p>余243.59</text:p>
          </table:table-cell>
        </table:table-row>
        <table:table-row table:style-name="ro2">
          <table:table-cell office:value-type="float" office:value="20120206">
            <text:p>20120206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519">
            <text:p>20120519</text:p>
          </table:table-cell>
          <table:table-cell office:value-type="string">
            <text:p>晚饭</text:p>
          </table:table-cell>
          <table:table-cell office:value-type="float" office:value="172">
            <text:p>172</text:p>
          </table:table-cell>
          <table:table-cell/>
          <table:table-cell office:value-type="float" office:value="20121016">
            <text:p>20121016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207">
            <text:p>20120207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话费</text:p>
          </table:table-cell>
          <table:table-cell office:value-type="float" office:value="50">
            <text:p>50</text:p>
          </table:table-cell>
          <table:table-cell/>
        </table:table-row>
        <table:table-row table:style-name="ro3">
          <table:table-cell office:value-type="float" office:value="20120208">
            <text:p>20120208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527">
            <text:p>20120527</text:p>
          </table:table-cell>
          <table:table-cell office:value-type="string">
            <text:p>电源适配器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string">
            <text:p>BB药</text:p>
          </table:table-cell>
          <table:table-cell office:value-type="float" office:value="55">
            <text:p>55</text:p>
          </table:table-cell>
          <table:table-cell/>
        </table:table-row>
        <table:table-row table:style-name="ro2">
          <table:table-cell office:value-type="float" office:value="20120209">
            <text:p>20120209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ce2" table:formula="of:=SUM([.G1:.G17])" office:value-type="float" office:value="7621.8">
            <text:p>7621.8</text:p>
          </table:table-cell>
          <table:table-cell/>
          <table:table-cell office:value-type="float" office:value="20121017">
            <text:p>2012101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210">
            <text:p>20120210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 office:value-type="float" office:value="20120211">
            <text:p>20120211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七星茶</text:p>
          </table:table-cell>
          <table:table-cell office:value-type="float" office:value="55">
            <text:p>55</text:p>
          </table:table-cell>
          <table:table-cell/>
        </table:table-row>
        <table:table-row table:style-name="ro2">
          <table:table-cell office:value-type="float" office:value="20120213">
            <text:p>20120213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零食</text:p>
          </table:table-cell>
          <table:table-cell office:value-type="float" office:value="110">
            <text:p>110</text:p>
          </table:table-cell>
          <table:table-cell/>
        </table:table-row>
        <table:table-row table:style-name="ro2">
          <table:table-cell office:value-type="float" office:value="20120214">
            <text:p>20120214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float" office:value="20121018">
            <text:p>2012101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巧克力</text:p>
          </table:table-cell>
          <table:table-cell office:value-type="float" office:value="37">
            <text:p>37</text:p>
          </table:table-cell>
          <table:table-cell/>
          <table:table-cell office:value-type="float" office:value="20120531">
            <text:p>20120531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21019">
            <text:p>20121019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215">
            <text:p>20120215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605">
            <text:p>20120605</text:p>
          </table:table-cell>
          <table:table-cell office:value-type="string">
            <text:p>手机</text:p>
          </table:table-cell>
          <table:table-cell office:value-type="float" office:value="160">
            <text:p>160</text:p>
          </table:table-cell>
          <table:table-cell/>
          <table:table-cell office:value-type="float" office:value="20121020">
            <text:p>2012102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 office:value-type="float" office:value="20120216">
            <text:p>20120216</text:p>
          </table:table-cell>
          <table:table-cell office:value-type="string">
            <text:p>BB用品</text:p>
          </table:table-cell>
          <table:table-cell office:value-type="float" office:value="286">
            <text:p>286</text:p>
          </table:table-cell>
          <table:table-cell/>
          <table:table-cell office:value-type="float" office:value="20120606">
            <text:p>20120606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117">
            <text:p>117</text:p>
          </table:table-cell>
          <table:table-cell/>
        </table:table-row>
        <table:table-row table:style-name="ro3">
          <table:table-cell office:value-type="float" office:value="20120217">
            <text:p>2012021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string">
            <text:p>BB药</text:p>
          </table:table-cell>
          <table:table-cell office:value-type="float" office:value="12.8">
            <text:p>12.8</text:p>
          </table:table-cell>
          <table:table-cell/>
        </table:table-row>
        <table:table-row table:style-name="ro2">
          <table:table-cell office:value-type="float" office:value="20120218">
            <text:p>2012021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608">
            <text:p>20120608</text:p>
          </table:table-cell>
          <table:table-cell office:value-type="string">
            <text:p>水果</text:p>
          </table:table-cell>
          <table:table-cell office:value-type="float" office:value="6">
            <text:p>6</text:p>
          </table:table-cell>
          <table:table-cell/>
          <table:table-cell office:value-type="float" office:value="20121022">
            <text:p>20121022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219">
            <text:p>20120219</text:p>
          </table:table-cell>
          <table:table-cell office:value-type="string">
            <text:p>煤气</text:p>
          </table:table-cell>
          <table:table-cell office:value-type="float" office:value="120">
            <text:p>120</text:p>
          </table:table-cell>
          <table:table-cell table:number-columns-repeated="2"/>
          <table:table-cell office:value-type="string">
            <text:p>车费</text:p>
          </table:table-cell>
          <table:table-cell office:value-type="float" office:value="14">
            <text:p>14</text:p>
          </table:table-cell>
          <table:table-cell/>
          <table:table-cell office:value-type="float" office:value="20121023">
            <text:p>20121023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220">
            <text:p>2012022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610">
            <text:p>20120610</text:p>
          </table:table-cell>
          <table:table-cell office:value-type="string">
            <text:p>亲子学费</text:p>
          </table:table-cell>
          <table:table-cell office:value-type="float" office:value="2410">
            <text:p>2410</text:p>
          </table:table-cell>
          <table:table-cell table:number-columns-repeated="2"/>
          <table:table-cell office:value-type="string">
            <text:p>部门聚餐</text:p>
          </table:table-cell>
          <table:table-cell office:value-type="float" office:value="200">
            <text:p>200</text:p>
          </table:table-cell>
          <table:table-cell/>
        </table:table-row>
        <table:table-row table:style-name="ro2">
          <table:table-cell/>
          <table:table-cell office:value-type="string">
            <text:p>房租水电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20611">
            <text:p>20120611</text:p>
          </table:table-cell>
          <table:table-cell office:value-type="string">
            <text:p>家用吃饭静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21024">
            <text:p>20121024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家用</text:p>
          </table:table-cell>
          <table:table-cell office:value-type="float" office:value="3000">
            <text:p>3000</text:p>
          </table:table-cell>
          <table:table-cell/>
          <table:table-cell office:value-type="float" office:value="20120613">
            <text:p>20120613</text:p>
          </table:table-cell>
          <table:table-cell office:value-type="string">
            <text:p>早饭</text:p>
          </table:table-cell>
          <table:table-cell office:value-type="float" office:value="1">
            <text:p>1</text:p>
          </table:table-cell>
          <table:table-cell/>
          <table:table-cell office:value-type="float" office:value="20121025">
            <text:p>20121025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零食</text:p>
          </table:table-cell>
          <table:table-cell office:value-type="float" office:value="5.5">
            <text:p>5.5</text:p>
          </table:table-cell>
          <table:table-cell/>
          <table:table-cell office:value-type="float" office:value="20120614">
            <text:p>20120614</text:p>
          </table:table-cell>
          <table:table-cell office:value-type="string">
            <text:p>话费</text:p>
          </table:table-cell>
          <table:table-cell office:value-type="float" office:value="50">
            <text:p>50</text:p>
          </table:table-cell>
          <table:table-cell/>
          <table:table-cell office:value-type="float" office:value="20121026">
            <text:p>20121026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221">
            <text:p>20120221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616">
            <text:p>20120616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027">
            <text:p>20121027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222">
            <text:p>20120222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617">
            <text:p>2012061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028">
            <text:p>20121028</text:p>
          </table:table-cell>
          <table:table-cell office:value-type="string">
            <text:p>晚饭</text:p>
          </table:table-cell>
          <table:table-cell office:value-type="float" office:value="179">
            <text:p>179</text:p>
          </table:table-cell>
          <table:table-cell/>
        </table:table-row>
        <table:table-row table:style-name="ro2">
          <table:table-cell/>
          <table:table-cell office:value-type="string">
            <text:p>新租房费用</text:p>
          </table:table-cell>
          <table:table-cell office:value-type="float" office:value="7000">
            <text:p>7000</text:p>
          </table:table-cell>
          <table:table-cell/>
          <table:table-cell office:value-type="float" office:value="20120618">
            <text:p>20120618</text:p>
          </table:table-cell>
          <table:table-cell office:value-type="string">
            <text:p>家用静</text:p>
          </table:table-cell>
          <table:table-cell office:value-type="float" office:value="1500">
            <text:p>1500</text:p>
          </table:table-cell>
          <table:table-cell/>
          <table:table-cell office:value-type="float" office:value="20121029">
            <text:p>20121029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223">
            <text:p>20120223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619">
            <text:p>20120619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21030">
            <text:p>20121030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公交</text:p>
          </table:table-cell>
          <table:table-cell office:value-type="float" office:value="2">
            <text:p>2</text:p>
          </table:table-cell>
          <table:table-cell/>
          <table:table-cell office:value-type="float" office:value="20121031">
            <text:p>20121031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 office:value-type="float" office:value="20120225">
            <text:p>20120225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622">
            <text:p>20120622</text:p>
          </table:table-cell>
          <table:table-cell office:value-type="string">
            <text:p>电费煤气</text:p>
          </table:table-cell>
          <table:table-cell office:value-type="float" office:value="444.72">
            <text:p>444.72</text:p>
          </table:table-cell>
          <table:table-cell office:value-type="string">
            <text:p>预交了500</text:p>
          </table:table-cell>
          <table:table-cell/>
          <table:table-cell office:value-type="string">
            <text:p>超市杂</text:p>
          </table:table-cell>
          <table:table-cell office:value-type="float" office:value="74.6">
            <text:p>74.6</text:p>
          </table:table-cell>
          <table:table-cell/>
        </table:table-row>
        <table:table-row table:style-name="ro2">
          <table:table-cell office:value-type="float" office:value="20120226">
            <text:p>20120226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00623">
            <text:p>20100623</text:p>
          </table:table-cell>
          <table:table-cell office:value-type="string">
            <text:p>晚饭</text:p>
          </table:table-cell>
          <table:table-cell office:value-type="float" office:value="198">
            <text:p>198</text:p>
          </table:table-cell>
          <table:table-cell table:number-columns-repeated="3"/>
          <table:table-cell table:style-name="ce3" table:formula="of:=SUM([.K1:.K38])" office:value-type="float" office:value="8849.07">
            <text:p>8849.07</text:p>
          </table:table-cell>
          <table:table-cell/>
        </table:table-row>
        <table:table-row table:style-name="ro3">
          <table:table-cell/>
          <table:table-cell office:value-type="string">
            <text:p>BB用品</text:p>
          </table:table-cell>
          <table:table-cell office:value-type="float" office:value="262">
            <text:p>262</text:p>
          </table:table-cell>
          <table:table-cell table:number-columns-repeated="2"/>
          <table:table-cell office:value-type="string">
            <text:p>电饭煲</text:p>
          </table:table-cell>
          <table:table-cell office:value-type="float" office:value="128">
            <text:p>128</text:p>
          </table:table-cell>
          <table:table-cell table:number-columns-repeated="5"/>
        </table:table-row>
        <table:table-row table:style-name="ro2">
          <table:table-cell office:value-type="float" office:value="20120228">
            <text:p>20120228</text:p>
          </table:table-cell>
          <table:table-cell office:value-type="string">
            <text:p>打车</text:p>
          </table:table-cell>
          <table:table-cell office:value-type="float" office:value="100">
            <text:p>100</text:p>
          </table:table-cell>
          <table:table-cell/>
          <table:table-cell office:value-type="float" office:value="20120624">
            <text:p>20120624</text:p>
          </table:table-cell>
          <table:table-cell office:value-type="string">
            <text:p>中饭</text:p>
          </table:table-cell>
          <table:table-cell office:value-type="float" office:value="130">
            <text:p>130</text:p>
          </table:table-cell>
          <table:table-cell table:number-columns-repeated="5"/>
        </table:table-row>
        <table:table-row table:style-name="ro2">
          <table:table-cell office:value-type="float" office:value="20120229">
            <text:p>20120229</text:p>
          </table:table-cell>
          <table:table-cell office:value-type="string">
            <text:p>搬家</text:p>
          </table:table-cell>
          <table:table-cell office:value-type="float" office:value="370">
            <text:p>370</text:p>
          </table:table-cell>
          <table:table-cell/>
          <table:table-cell office:value-type="float" office:value="20120625">
            <text:p>20120625</text:p>
          </table:table-cell>
          <table:table-cell office:value-type="string">
            <text:p>早饭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家用</text:p>
          </table:table-cell>
          <table:table-cell office:value-type="float" office:value="3000">
            <text:p>3000</text:p>
          </table:table-cell>
          <table:table-cell/>
          <table:table-cell office:value-type="float" office:value="20120626">
            <text:p>20120626</text:p>
          </table:table-cell>
          <table:table-cell office:value-type="string">
            <text:p>早饭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水阀</text:p>
          </table:table-cell>
          <table:table-cell office:value-type="float" office:value="60">
            <text:p>60</text:p>
          </table:table-cell>
          <table:table-cell/>
          <table:table-cell office:value-type="float" office:value="20120629">
            <text:p>20120629</text:p>
          </table:table-cell>
          <table:table-cell office:value-type="string">
            <text:p>早饭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中晚饭</text:p>
          </table:table-cell>
          <table:table-cell office:value-type="float" office:value="60">
            <text:p>60</text:p>
          </table:table-cell>
          <table:table-cell/>
          <table:table-cell office:value-type="float" office:value="20120630">
            <text:p>2012063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101">
            <text:p>20121101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/>
          <table:table-cell office:value-type="string">
            <text:p>旧房押金</text:p>
          </table:table-cell>
          <table:table-cell office:value-type="string">
            <text:p>－2510</text:p>
          </table:table-cell>
          <table:table-cell table:number-columns-repeated="2"/>
          <table:table-cell office:value-type="string">
            <text:p>理发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话费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 table:number-columns-repeated="2"/>
          <table:table-cell table:style-name="ce1" table:formula="of:=SUM([.C1:.C46])" office:value-type="float" office:value="27728.5">
            <text:p>27728.5</text:p>
          </table:table-cell>
          <table:table-cell table:number-columns-repeated="3"/>
          <table:table-cell table:style-name="ce3" table:formula="of:=SUM([.G23:.G46])" office:value-type="float" office:value="11775.72">
            <text:p>11775.72</text:p>
          </table:table-cell>
          <table:table-cell/>
          <table:table-cell office:value-type="float" office:value="20121102">
            <text:p>20121102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房租</text:p>
          </table:table-cell>
          <table:table-cell office:value-type="float" office:value="2002.5">
            <text:p>2002.5</text:p>
          </table:table-cell>
          <table:table-cell/>
        </table:table-row>
        <table:table-row table:style-name="ro2">
          <table:table-cell table:number-columns-repeated="4"/>
          <table:table-cell office:value-type="float" office:value="20120702">
            <text:p>20120702</text:p>
          </table:table-cell>
          <table:table-cell office:value-type="string">
            <text:p>话费</text:p>
          </table:table-cell>
          <table:table-cell office:value-type="float" office:value="100">
            <text:p>100</text:p>
          </table:table-cell>
          <table:table-cell/>
          <table:table-cell office:value-type="float" office:value="20121103">
            <text:p>20121103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302">
            <text:p>20120302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3.5">
            <text:p>2003.5</text:p>
          </table:table-cell>
          <table:table-cell table:number-columns-repeated="2"/>
          <table:table-cell office:value-type="string">
            <text:p>帮朱少华充话费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/>
          <table:table-cell office:value-type="string">
            <text:p>电池</text:p>
          </table:table-cell>
          <table:table-cell office:value-type="float" office:value="7.5">
            <text:p>7.5</text:p>
          </table:table-cell>
          <table:table-cell/>
          <table:table-cell office:value-type="float" office:value="20120703">
            <text:p>20120703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2500">
            <text:p>2500</text:p>
          </table:table-cell>
          <table:table-cell/>
        </table:table-row>
        <table:table-row table:style-name="ro2">
          <table:table-cell office:value-type="float" office:value="20120303">
            <text:p>20120303</text:p>
          </table:table-cell>
          <table:table-cell office:value-type="string">
            <text:p>早饭</text:p>
          </table:table-cell>
          <table:table-cell office:value-type="float" office:value="2.5">
            <text:p>2.5</text:p>
          </table:table-cell>
          <table:table-cell/>
          <table:table-cell office:value-type="float" office:value="20120708">
            <text:p>20120708</text:p>
          </table:table-cell>
          <table:table-cell office:value-type="string">
            <text:p>晚饭</text:p>
          </table:table-cell>
          <table:table-cell office:value-type="float" office:value="93">
            <text:p>93</text:p>
          </table:table-cell>
          <table:table-cell table:number-columns-repeated="2"/>
          <table:table-cell office:value-type="string">
            <text:p>超市杂</text:p>
          </table:table-cell>
          <table:table-cell office:value-type="float" office:value="768">
            <text:p>768</text:p>
          </table:table-cell>
          <table:table-cell/>
        </table:table-row>
        <table:table-row table:style-name="ro2">
          <table:table-cell office:value-type="float" office:value="20120304">
            <text:p>20120304</text:p>
          </table:table-cell>
          <table:table-cell office:value-type="string">
            <text:p>中饭</text:p>
          </table:table-cell>
          <table:table-cell office:value-type="float" office:value="192">
            <text:p>192</text:p>
          </table:table-cell>
          <table:table-cell table:number-columns-repeated="2"/>
          <table:table-cell office:value-type="string">
            <text:p>公交</text:p>
          </table:table-cell>
          <table:table-cell office:value-type="float" office:value="7">
            <text:p>7</text:p>
          </table:table-cell>
          <table:table-cell/>
          <table:table-cell office:value-type="float" office:value="20121104">
            <text:p>20121104</text:p>
          </table:table-cell>
          <table:table-cell office:value-type="string">
            <text:p>晚饭</text:p>
          </table:table-cell>
          <table:table-cell office:value-type="float" office:value="256">
            <text:p>256</text:p>
          </table:table-cell>
          <table:table-cell/>
        </table:table-row>
        <table:table-row table:style-name="ro3">
          <table:table-cell/>
          <table:table-cell office:value-type="string">
            <text:p>鞋子</text:p>
          </table:table-cell>
          <table:table-cell office:value-type="float" office:value="322">
            <text:p>322</text:p>
          </table:table-cell>
          <table:table-cell table:number-columns-repeated="2"/>
          <table:table-cell office:value-type="string">
            <text:p>家用&amp;吃饭</text:p>
          </table:table-cell>
          <table:table-cell office:value-type="float" office:value="4000">
            <text:p>4000</text:p>
          </table:table-cell>
          <table:table-cell/>
          <table:table-cell office:value-type="float" office:value="20121105">
            <text:p>20121105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家用</text:p>
          </table:table-cell>
          <table:table-cell office:value-type="float" office:value="1200">
            <text:p>1200</text:p>
          </table:table-cell>
          <table:table-cell table:number-columns-repeated="2"/>
          <table:table-cell office:value-type="string">
            <text:p>超市</text:p>
          </table:table-cell>
          <table:table-cell office:value-type="float" office:value="60">
            <text:p>60</text:p>
          </table:table-cell>
          <table:table-cell/>
          <table:table-cell office:value-type="float" office:value="20121106">
            <text:p>20121106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305">
            <text:p>20120305</text:p>
          </table:table-cell>
          <table:table-cell office:value-type="string">
            <text:p>数字电视费</text:p>
          </table:table-cell>
          <table:table-cell office:value-type="float" office:value="567">
            <text:p>567</text:p>
          </table:table-cell>
          <table:table-cell/>
          <table:table-cell office:value-type="float" office:value="20120709">
            <text:p>20120709</text:p>
          </table:table-cell>
          <table:table-cell office:value-type="string">
            <text:p>强捐</text:p>
          </table:table-cell>
          <table:table-cell office:value-type="float" office:value="300">
            <text:p>300</text:p>
          </table:table-cell>
          <table:table-cell/>
          <table:table-cell office:value-type="float" office:value="20121107">
            <text:p>20121107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306">
            <text:p>20120306</text:p>
          </table:table-cell>
          <table:table-cell table:number-columns-repeated="4"/>
          <table:table-cell office:value-type="string">
            <text:p>晚饭</text:p>
          </table:table-cell>
          <table:table-cell office:value-type="float" office:value="168">
            <text:p>168</text:p>
          </table:table-cell>
          <table:table-cell table:number-columns-repeated="2"/>
          <table:table-cell office:value-type="string">
            <text:p>药</text:p>
          </table:table-cell>
          <table:table-cell office:value-type="float" office:value="14.8">
            <text:p>14.8</text:p>
          </table:table-cell>
          <table:table-cell/>
        </table:table-row>
        <table:table-row table:style-name="ro2">
          <table:table-cell office:value-type="float" office:value="20120307">
            <text:p>20120307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/>
          <table:table-cell office:value-type="float" office:value="20120712">
            <text:p>20120712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21108">
            <text:p>2012110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零食</text:p>
          </table:table-cell>
          <table:table-cell office:value-type="float" office:value="24.7">
            <text:p>24.7</text:p>
          </table:table-cell>
          <table:table-cell table:number-columns-repeated="2"/>
          <table:table-cell office:value-type="string">
            <text:p>水</text:p>
          </table:table-cell>
          <table:table-cell office:value-type="float" office:value="1">
            <text:p>1</text:p>
          </table:table-cell>
          <table:table-cell/>
          <table:table-cell office:value-type="float" office:value="20121109">
            <text:p>20121109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308">
            <text:p>20120308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716">
            <text:p>20120716</text:p>
          </table:table-cell>
          <table:table-cell office:value-type="string">
            <text:p>早饭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4002.5">
            <text:p>4002.5</text:p>
          </table:table-cell>
          <table:table-cell/>
        </table:table-row>
        <table:table-row table:style-name="ro2">
          <table:table-cell office:value-type="float" office:value="20120309">
            <text:p>20120309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717">
            <text:p>20120717</text:p>
          </table:table-cell>
          <table:table-cell office:value-type="string">
            <text:p>洗脚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 office:value-type="float" office:value="20120310">
            <text:p>20120310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718">
            <text:p>2012071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七星茶</text:p>
          </table:table-cell>
          <table:table-cell office:value-type="float" office:value="55">
            <text:p>55</text:p>
          </table:table-cell>
          <table:table-cell/>
        </table:table-row>
        <table:table-row table:style-name="ro2">
          <table:table-cell office:value-type="float" office:value="20110311">
            <text:p>20110311</text:p>
          </table:table-cell>
          <table:table-cell table:number-columns-repeated="3"/>
          <table:table-cell office:value-type="float" office:value="20120721">
            <text:p>20120721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110">
            <text:p>2012111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10312">
            <text:p>20110312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722">
            <text:p>20120722</text:p>
          </table:table-cell>
          <table:table-cell office:value-type="string">
            <text:p>中饭</text:p>
          </table:table-cell>
          <table:table-cell office:value-type="float" office:value="100">
            <text:p>100</text:p>
          </table:table-cell>
          <table:table-cell/>
          <table:table-cell office:value-type="float" office:value="20121111">
            <text:p>20121111</text:p>
          </table:table-cell>
          <table:table-cell office:value-type="string">
            <text:p>面包</text:p>
          </table:table-cell>
          <table:table-cell office:value-type="float" office:value="15">
            <text:p>15</text:p>
          </table:table-cell>
          <table:table-cell/>
        </table:table-row>
        <table:table-row table:style-name="ro2">
          <table:table-cell office:value-type="float" office:value="20120313">
            <text:p>20120313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20723">
            <text:p>20120723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112">
            <text:p>20121112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宽带</text:p>
          </table:table-cell>
          <table:table-cell office:value-type="float" office:value="1596">
            <text:p>1596</text:p>
          </table:table-cell>
          <table:table-cell/>
          <table:table-cell office:value-type="float" office:value="20120725">
            <text:p>20120725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1113">
            <text:p>20121113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314">
            <text:p>20120314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726">
            <text:p>20120726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114">
            <text:p>20121114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315">
            <text:p>20120315</text:p>
          </table:table-cell>
          <table:table-cell office:value-type="string">
            <text:p>早饭</text:p>
          </table:table-cell>
          <table:table-cell office:value-type="float" office:value="6">
            <text:p>6</text:p>
          </table:table-cell>
          <table:table-cell/>
          <table:table-cell office:value-type="float" office:value="20120727">
            <text:p>2012072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仔仔缝针等</text:p>
          </table:table-cell>
          <table:table-cell office:value-type="float" office:value="368">
            <text:p>368</text:p>
          </table:table-cell>
          <table:table-cell/>
        </table:table-row>
        <table:table-row table:style-name="ro2">
          <table:table-cell/>
          <table:table-cell office:value-type="string">
            <text:p>篮球</text:p>
          </table:table-cell>
          <table:table-cell office:value-type="float" office:value="160">
            <text:p>160</text:p>
          </table:table-cell>
          <table:table-cell/>
          <table:table-cell office:value-type="float" office:value="20120728">
            <text:p>2012072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4002.5">
            <text:p>4002.5</text:p>
          </table:table-cell>
          <table:table-cell/>
        </table:table-row>
        <table:table-row table:style-name="ro2">
          <table:table-cell office:value-type="float" office:value="20120316">
            <text:p>20120316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/>
          <table:table-cell office:value-type="float" office:value="20120729">
            <text:p>20120729</text:p>
          </table:table-cell>
          <table:table-cell office:value-type="string">
            <text:p>奶粉</text:p>
          </table:table-cell>
          <table:table-cell office:value-type="float" office:value="388">
            <text:p>388</text:p>
          </table:table-cell>
          <table:table-cell/>
          <table:table-cell office:value-type="float" office:value="20121115">
            <text:p>20121115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317">
            <text:p>2012031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730">
            <text:p>2012073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拖鞋</text:p>
          </table:table-cell>
          <table:table-cell office:value-type="float" office:value="19">
            <text:p>19</text:p>
          </table:table-cell>
          <table:table-cell/>
        </table:table-row>
        <table:table-row table:style-name="ro2">
          <table:table-cell office:value-type="float" office:value="20120318">
            <text:p>20120318</text:p>
          </table:table-cell>
          <table:table-cell office:value-type="string">
            <text:p>理发</text:p>
          </table:table-cell>
          <table:table-cell office:value-type="float" office:value="40">
            <text:p>40</text:p>
          </table:table-cell>
          <table:table-cell/>
          <table:table-cell office:value-type="float" office:value="20120731">
            <text:p>20120731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116">
            <text:p>20121116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120">
            <text:p>120</text:p>
          </table:table-cell>
          <table:table-cell table:number-columns-repeated="3"/>
          <table:table-cell table:style-name="ce3" table:formula="of:=SUM([.G49:.G72])" office:value-type="float" office:value="7394">
            <text:p>7394</text:p>
          </table:table-cell>
          <table:table-cell/>
          <table:table-cell office:value-type="float" office:value="20121117">
            <text:p>2012111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家用</text:p>
          </table:table-cell>
          <table:table-cell office:value-type="float" office:value="3000">
            <text:p>3000</text:p>
          </table:table-cell>
          <table:table-cell table:number-columns-repeated="5"/>
          <table:table-cell office:value-type="float" office:value="20121118">
            <text:p>20121118</text:p>
          </table:table-cell>
          <table:table-cell office:value-type="string">
            <text:p>晚饭</text:p>
          </table:table-cell>
          <table:table-cell office:value-type="float" office:value="168">
            <text:p>168</text:p>
          </table:table-cell>
          <table:table-cell/>
        </table:table-row>
        <table:table-row table:style-name="ro2">
          <table:table-cell office:value-type="float" office:value="20120319">
            <text:p>20120319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 table:number-columns-repeated="6"/>
          <table:table-cell office:value-type="string">
            <text:p>公交卡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20120320">
            <text:p>2012032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02801">
            <text:p>20102801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01119">
            <text:p>20101119</text:p>
          </table:table-cell>
          <table:table-cell office:value-type="string">
            <text:p>早饭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0120321">
            <text:p>20120321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电费预存</text:p>
          </table:table-cell>
          <table:table-cell/>
          <table:table-cell office:value-type="float" office:value="500">
            <text:p>500</text:p>
          </table:table-cell>
        </table:table-row>
        <table:table-row table:style-name="ro2">
          <table:table-cell office:value-type="float" office:value="20120322">
            <text:p>20120322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string">
            <text:p>汇款手续费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3">
          <table:table-cell/>
          <table:table-cell office:value-type="string">
            <text:p>公交</text:p>
          </table:table-cell>
          <table:table-cell office:value-type="float" office:value="2">
            <text:p>2</text:p>
          </table:table-cell>
          <table:table-cell/>
          <table:table-cell office:value-type="float" office:value="20120805">
            <text:p>20120805</text:p>
          </table:table-cell>
          <table:table-cell office:value-type="string">
            <text:p>家用&amp;吃饭</text:p>
          </table:table-cell>
          <table:table-cell office:value-type="float" office:value="4000">
            <text:p>4000</text:p>
          </table:table-cell>
          <table:table-cell/>
          <table:table-cell office:value-type="float" office:value="20121120">
            <text:p>2012112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323">
            <text:p>20120323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string">
            <text:p>仔仔生日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21121">
            <text:p>20121121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中饭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20120324">
            <text:p>20120324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/>
          <table:table-cell office:value-type="float" office:value="20120808">
            <text:p>20120808</text:p>
          </table:table-cell>
          <table:table-cell office:value-type="string">
            <text:p>打车</text:p>
          </table:table-cell>
          <table:table-cell office:value-type="float" office:value="18">
            <text:p>18</text:p>
          </table:table-cell>
          <table:table-cell/>
          <table:table-cell office:value-type="float" office:value="20121122">
            <text:p>20121122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20.5">
            <text:p>20.5</text:p>
          </table:table-cell>
          <table:table-cell/>
          <table:table-cell office:value-type="float" office:value="20120809">
            <text:p>20120809</text:p>
          </table:table-cell>
          <table:table-cell office:value-type="string">
            <text:p>断奶开房</text:p>
          </table:table-cell>
          <table:table-cell office:value-type="float" office:value="300">
            <text:p>300</text:p>
          </table:table-cell>
          <table:table-cell/>
          <table:table-cell office:value-type="float" office:value="20121123">
            <text:p>20121123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325">
            <text:p>20120325</text:p>
          </table:table-cell>
          <table:table-cell office:value-type="string">
            <text:p>超市</text:p>
          </table:table-cell>
          <table:table-cell office:value-type="float" office:value="129.5">
            <text:p>129.5</text:p>
          </table:table-cell>
          <table:table-cell/>
          <table:table-cell office:value-type="float" office:value="20120810">
            <text:p>20120810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21124">
            <text:p>20121124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/>
          <table:table-cell office:value-type="string">
            <text:p>西装</text:p>
          </table:table-cell>
          <table:table-cell office:value-type="float" office:value="1248">
            <text:p>1248</text:p>
          </table:table-cell>
          <table:table-cell/>
          <table:table-cell office:value-type="float" office:value="20120811">
            <text:p>20120811</text:p>
          </table:table-cell>
          <table:table-cell office:value-type="string">
            <text:p>电费煤气</text:p>
          </table:table-cell>
          <table:table-cell office:value-type="float" office:value="454.14">
            <text:p>454.14</text:p>
          </table:table-cell>
          <table:table-cell office:value-type="string">
            <text:p>预付600</text:p>
          </table:table-cell>
          <table:table-cell office:value-type="float" office:value="20121125">
            <text:p>20121125</text:p>
          </table:table-cell>
          <table:table-cell office:value-type="string">
            <text:p>家用妈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/>
          <table:table-cell office:value-type="string">
            <text:p>奶粉</text:p>
          </table:table-cell>
          <table:table-cell office:value-type="float" office:value="338">
            <text:p>338</text:p>
          </table:table-cell>
          <table:table-cell/>
          <table:table-cell office:value-type="float" office:value="20120812">
            <text:p>20120812</text:p>
          </table:table-cell>
          <table:table-cell office:value-type="string">
            <text:p>晚饭</text:p>
          </table:table-cell>
          <table:table-cell office:value-type="float" office:value="104">
            <text:p>104</text:p>
          </table:table-cell>
          <table:table-cell table:number-columns-repeated="2"/>
          <table:table-cell office:value-type="string">
            <text:p>甜品</text:p>
          </table:table-cell>
          <table:table-cell office:value-type="float" office:value="59">
            <text:p>59</text:p>
          </table:table-cell>
          <table:table-cell/>
        </table:table-row>
        <table:table-row table:style-name="ro2">
          <table:table-cell office:value-type="float" office:value="20120326">
            <text:p>20120326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813">
            <text:p>20120813</text:p>
          </table:table-cell>
          <table:table-cell office:value-type="string">
            <text:p>零食</text:p>
          </table:table-cell>
          <table:table-cell office:value-type="float" office:value="35">
            <text:p>35</text:p>
          </table:table-cell>
          <table:table-cell/>
          <table:table-cell office:value-type="float" office:value="20121126">
            <text:p>20121126</text:p>
          </table:table-cell>
          <table:table-cell office:value-type="string">
            <text:p>宿舍床</text:p>
          </table:table-cell>
          <table:table-cell office:value-type="float" office:value="400">
            <text:p>400</text:p>
          </table:table-cell>
          <table:table-cell/>
        </table:table-row>
        <table:table-row table:style-name="ro2">
          <table:table-cell office:value-type="float" office:value="20120327">
            <text:p>2012032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816">
            <text:p>20120816</text:p>
          </table:table-cell>
          <table:table-cell office:value-type="string">
            <text:p>家用静</text:p>
          </table:table-cell>
          <table:table-cell office:value-type="float" office:value="2002.5">
            <text:p>2002.5</text:p>
          </table:table-cell>
          <table:table-cell table:number-columns-repeated="2"/>
          <table:table-cell office:value-type="string">
            <text:p>煤气</text:p>
          </table:table-cell>
          <table:table-cell office:value-type="float" office:value="38.5">
            <text:p>38.5</text:p>
          </table:table-cell>
          <table:table-cell/>
        </table:table-row>
        <table:table-row table:style-name="ro2">
          <table:table-cell office:value-type="float" office:value="20120328">
            <text:p>2012032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819">
            <text:p>20120819</text:p>
          </table:table-cell>
          <table:table-cell office:value-type="string">
            <text:p>仔仔周岁照</text:p>
          </table:table-cell>
          <table:table-cell office:value-type="float" office:value="200">
            <text:p>200</text:p>
          </table:table-cell>
          <table:table-cell/>
          <table:table-cell office:value-type="float" office:value="20121128">
            <text:p>20121128</text:p>
          </table:table-cell>
          <table:table-cell office:value-type="string">
            <text:p>卡西欧</text:p>
          </table:table-cell>
          <table:table-cell office:value-type="float" office:value="1190">
            <text:p>1190</text:p>
          </table:table-cell>
          <table:table-cell/>
        </table:table-row>
        <table:table-row table:style-name="ro2">
          <table:table-cell office:value-type="float" office:value="20120329">
            <text:p>20120329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824">
            <text:p>20120824</text:p>
          </table:table-cell>
          <table:table-cell office:value-type="string">
            <text:p>晚饭</text:p>
          </table:table-cell>
          <table:table-cell office:value-type="float" office:value="17">
            <text:p>17</text:p>
          </table:table-cell>
          <table:table-cell/>
          <table:table-cell office:value-type="float" office:value="20121130">
            <text:p>20121130</text:p>
          </table:table-cell>
          <table:table-cell office:value-type="string">
            <text:p>中饭</text:p>
          </table:table-cell>
          <table:table-cell office:value-type="float" office:value="29">
            <text:p>29</text:p>
          </table:table-cell>
          <table:table-cell/>
        </table:table-row>
        <table:table-row table:style-name="ro2">
          <table:table-cell office:value-type="float" office:value="20120330">
            <text:p>20120330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string">
            <text:p>饮料</text:p>
          </table:table-cell>
          <table:table-cell office:value-type="float" office:value="4.5">
            <text:p>4.5</text:p>
          </table:table-cell>
          <table:table-cell table:number-columns-repeated="3"/>
          <table:table-cell table:style-name="ce3" table:formula="of:=SUM([.K45:.K90])" office:value-type="float" office:value="18202.3">
            <text:p>18202.3</text:p>
          </table:table-cell>
          <table:table-cell/>
        </table:table-row>
        <table:table-row table:style-name="ro2">
          <table:table-cell office:value-type="float" office:value="20120331">
            <text:p>20120331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/>
          <table:table-cell office:value-type="float" office:value="20120825">
            <text:p>20120825</text:p>
          </table:table-cell>
          <table:table-cell office:value-type="string">
            <text:p>打球买水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" table:formula="of:=SUM([.C50:.C92])" office:value-type="float" office:value="9149.2">
            <text:p>9149.2</text:p>
          </table:table-cell>
          <table:table-cell/>
          <table:table-cell office:value-type="float" office:value="20120826">
            <text:p>20120826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number-columns-repeated="6"/>
          <table:table-cell table:style-name="ce3" table:formula="of:=SUM([.G76:.G93])" office:value-type="float" office:value="11363.64">
            <text:p>11363.64</text:p>
          </table:table-cell>
          <table:table-cell/>
          <table:table-cell office:value-type="float" office:value="20121201">
            <text:p>20121201</text:p>
          </table:table-cell>
          <table:table-cell office:value-type="string">
            <text:p>静保险</text:p>
          </table:table-cell>
          <table:table-cell office:value-type="float" office:value="502.5">
            <text:p>502.5</text:p>
          </table:table-cell>
          <table:table-cell/>
        </table:table-row>
        <table:table-row table:style-name="ro2">
          <table:table-cell office:value-type="float" office:value="20120401">
            <text:p>20120401</text:p>
          </table:table-cell>
          <table:table-cell office:value-type="string">
            <text:p>家用</text:p>
          </table:table-cell>
          <table:table-cell office:value-type="float" office:value="800">
            <text:p>800</text:p>
          </table:table-cell>
          <table:table-cell table:number-columns-repeated="6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office:value-type="float" office:value="20120402">
            <text:p>20120402</text:p>
          </table:table-cell>
          <table:table-cell office:value-type="string">
            <text:p>话费</text:p>
          </table:table-cell>
          <table:table-cell office:value-type="float" office:value="100">
            <text:p>100</text:p>
          </table:table-cell>
          <table:table-cell/>
          <table:table-cell office:value-type="float" office:value="20120901">
            <text:p>20120901</text:p>
          </table:table-cell>
          <table:table-cell office:value-type="string">
            <text:p>晚饭</text:p>
          </table:table-cell>
          <table:table-cell office:value-type="float" office:value="161">
            <text:p>161</text:p>
          </table:table-cell>
          <table:table-cell/>
          <table:table-cell office:value-type="float" office:value="20121202">
            <text:p>20121202</text:p>
          </table:table-cell>
          <table:table-cell office:value-type="string">
            <text:p>装窗帘</text:p>
          </table:table-cell>
          <table:table-cell office:value-type="float" office:value="110">
            <text:p>110</text:p>
          </table:table-cell>
          <table:table-cell/>
        </table:table-row>
        <table:table-row table:style-name="ro2">
          <table:table-cell/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/>
          <table:table-cell office:value-type="float" office:value="20120902">
            <text:p>20120902</text:p>
          </table:table-cell>
          <table:table-cell office:value-type="string">
            <text:p>话费</text:p>
          </table:table-cell>
          <table:table-cell office:value-type="float" office:value="100">
            <text:p>100</text:p>
          </table:table-cell>
          <table:table-cell/>
          <table:table-cell office:value-type="float" office:value="20121205">
            <text:p>20121205</text:p>
          </table:table-cell>
          <table:table-cell office:value-type="string">
            <text:p>家用静</text:p>
          </table:table-cell>
          <table:table-cell office:value-type="float" office:value="3002.5">
            <text:p>3002.5</text:p>
          </table:table-cell>
          <table:table-cell/>
        </table:table-row>
        <table:table-row table:style-name="ro2">
          <table:table-cell office:value-type="float" office:value="20120403">
            <text:p>20120403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/>
          <table:table-cell office:value-type="float" office:value="20120903">
            <text:p>20120903</text:p>
          </table:table-cell>
          <table:table-cell office:value-type="string">
            <text:p>房租</text:p>
          </table:table-cell>
          <table:table-cell office:value-type="float" office:value="2002.5">
            <text:p>2002.5</text:p>
          </table:table-cell>
          <table:table-cell table:number-columns-repeated="2"/>
          <table:table-cell office:value-type="string">
            <text:p>矿泉水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20120405">
            <text:p>20120405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string">
            <text:p>岳父母回家</text:p>
          </table:table-cell>
          <table:table-cell office:value-type="float" office:value="10000">
            <text:p>10000</text:p>
          </table:table-cell>
          <table:table-cell/>
          <table:table-cell office:value-type="float" office:value="20121206">
            <text:p>20121206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406">
            <text:p>20120406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岳父手机</text:p>
          </table:table-cell>
          <table:table-cell office:value-type="float" office:value="200">
            <text:p>200</text:p>
          </table:table-cell>
          <table:table-cell/>
          <table:table-cell office:value-type="float" office:value="20121207">
            <text:p>20121207</text:p>
          </table:table-cell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20120407">
            <text:p>20120407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04">
            <text:p>20120904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夜宵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20120408">
            <text:p>20120408</text:p>
          </table:table-cell>
          <table:table-cell table:number-columns-repeated="4"/>
          <table:table-cell office:value-type="string">
            <text:p>晚饭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string">
            <text:p>宾馆</text:p>
          </table:table-cell>
          <table:table-cell office:value-type="float" office:value="88">
            <text:p>88</text:p>
          </table:table-cell>
          <table:table-cell/>
        </table:table-row>
        <table:table-row table:style-name="ro2">
          <table:table-cell office:value-type="float" office:value="20120409">
            <text:p>20120409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08">
            <text:p>20120908</text:p>
          </table:table-cell>
          <table:table-cell office:value-type="string">
            <text:p>晚饭</text:p>
          </table:table-cell>
          <table:table-cell office:value-type="float" office:value="73">
            <text:p>73</text:p>
          </table:table-cell>
          <table:table-cell/>
          <table:table-cell office:value-type="float" office:value="20121208">
            <text:p>20121208</text:p>
          </table:table-cell>
          <table:table-cell office:value-type="string">
            <text:p>中饭</text:p>
          </table:table-cell>
          <table:table-cell office:value-type="float" office:value="12">
            <text:p>12</text:p>
          </table:table-cell>
          <table:table-cell/>
        </table:table-row>
        <table:table-row table:style-name="ro2">
          <table:table-cell office:value-type="float" office:value="20120410">
            <text:p>20120410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超市</text:p>
          </table:table-cell>
          <table:table-cell office:value-type="float" office:value="91.3">
            <text:p>91.3</text:p>
          </table:table-cell>
          <table:table-cell table:number-columns-repeated="2"/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 office:value-type="float" office:value="20120411">
            <text:p>20120411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09">
            <text:p>20120909</text:p>
          </table:table-cell>
          <table:table-cell office:value-type="string">
            <text:p>晚饭</text:p>
          </table:table-cell>
          <table:table-cell office:value-type="float" office:value="176">
            <text:p>176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123">
            <text:p>123</text:p>
          </table:table-cell>
          <table:table-cell/>
        </table:table-row>
        <table:table-row table:style-name="ro2">
          <table:table-cell office:value-type="float" office:value="20120412">
            <text:p>20120412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理发</text:p>
          </table:table-cell>
          <table:table-cell office:value-type="float" office:value="20">
            <text:p>20</text:p>
          </table:table-cell>
          <table:table-cell/>
          <table:table-cell office:value-type="float" office:value="20121212">
            <text:p>20121212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413">
            <text:p>20120413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10">
            <text:p>20120910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21213">
            <text:p>20121213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 office:value-type="float" office:value="20120414">
            <text:p>20120414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2002.5">
            <text:p>2002.5</text:p>
          </table:table-cell>
          <table:table-cell table:number-columns-repeated="2"/>
          <table:table-cell office:value-type="string">
            <text:p>电费</text:p>
          </table:table-cell>
          <table:table-cell office:value-type="float" office:value="218.96">
            <text:p>218.96</text:p>
          </table:table-cell>
          <table:table-cell office:value-type="string">
            <text:p>余381.13</text:p>
          </table:table-cell>
        </table:table-row>
        <table:table-row table:style-name="ro2">
          <table:table-cell office:value-type="float" office:value="20120415">
            <text:p>20120415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港版七星茶</text:p>
          </table:table-cell>
          <table:table-cell office:value-type="float" office:value="55">
            <text:p>55</text:p>
          </table:table-cell>
          <table:table-cell/>
          <table:table-cell office:value-type="float" office:value="20121215">
            <text:p>20121215</text:p>
          </table:table-cell>
          <table:table-cell office:value-type="string">
            <text:p>晚饭</text:p>
          </table:table-cell>
          <table:table-cell office:value-type="float" office:value="323">
            <text:p>323</text:p>
          </table:table-cell>
          <table:table-cell/>
        </table:table-row>
        <table:table-row table:style-name="ro2">
          <table:table-cell office:value-type="float" office:value="20120416">
            <text:p>20120416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2500">
            <text:p>2500</text:p>
          </table:table-cell>
          <table:table-cell/>
          <table:table-cell office:value-type="float" office:value="20121216">
            <text:p>20121216</text:p>
          </table:table-cell>
          <table:table-cell office:value-type="string">
            <text:p>皮带</text:p>
          </table:table-cell>
          <table:table-cell office:value-type="float" office:value="49">
            <text:p>49</text:p>
          </table:table-cell>
          <table:table-cell/>
        </table:table-row>
        <table:table-row table:style-name="ro2">
          <table:table-cell office:value-type="float" office:value="20120417">
            <text:p>20120417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11">
            <text:p>20120911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161">
            <text:p>161</text:p>
          </table:table-cell>
          <table:table-cell/>
        </table:table-row>
        <table:table-row table:style-name="ro2">
          <table:table-cell/>
          <table:table-cell office:value-type="string">
            <text:p>家用</text:p>
          </table:table-cell>
          <table:table-cell office:value-type="float" office:value="1200">
            <text:p>1200</text:p>
          </table:table-cell>
          <table:table-cell/>
          <table:table-cell office:value-type="float" office:value="20120913">
            <text:p>20120913</text:p>
          </table:table-cell>
          <table:table-cell office:value-type="string">
            <text:p>部门聚餐</text:p>
          </table:table-cell>
          <table:table-cell office:value-type="float" office:value="200">
            <text:p>200</text:p>
          </table:table-cell>
          <table:table-cell/>
          <table:table-cell office:value-type="float" office:value="20121218">
            <text:p>20121218</text:p>
          </table:table-cell>
          <table:table-cell office:value-type="string">
            <text:p>水</text:p>
          </table:table-cell>
          <table:table-cell office:value-type="float" office:value="1.5">
            <text:p>1.5</text:p>
          </table:table-cell>
          <table:table-cell/>
        </table:table-row>
        <table:table-row table:style-name="ro2">
          <table:table-cell office:value-type="float" office:value="20120418">
            <text:p>2012041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0120915">
            <text:p>20120915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户口人才市场</text:p>
          </table:table-cell>
          <table:table-cell office:value-type="float" office:value="875">
            <text:p>875</text:p>
          </table:table-cell>
          <table:table-cell/>
        </table:table-row>
        <table:table-row table:style-name="ro2">
          <table:table-cell office:value-type="float" office:value="20120419">
            <text:p>20120419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16">
            <text:p>20120916</text:p>
          </table:table-cell>
          <table:table-cell office:value-type="string">
            <text:p>晚饭</text:p>
          </table:table-cell>
          <table:table-cell office:value-type="float" office:value="139">
            <text:p>139</text:p>
          </table:table-cell>
          <table:table-cell/>
          <table:table-cell office:value-type="float" office:value="20121219">
            <text:p>20121219</text:p>
          </table:table-cell>
          <table:table-cell office:value-type="string">
            <text:p>家用静</text:p>
          </table:table-cell>
          <table:table-cell office:value-type="float" office:value="800">
            <text:p>800</text:p>
          </table:table-cell>
          <table:table-cell/>
        </table:table-row>
        <table:table-row table:style-name="ro3">
          <table:table-cell office:value-type="float" office:value="20120420">
            <text:p>20120420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电费煤气</text:p>
          </table:table-cell>
          <table:table-cell office:value-type="float" office:value="87.5">
            <text:p>87.5</text:p>
          </table:table-cell>
          <table:table-cell office:value-type="string">
            <text:p>预存500</text:p>
          </table:table-cell>
          <table:table-cell office:value-type="float" office:value="20101224">
            <text:p>20101224</text:p>
          </table:table-cell>
          <table:table-cell office:value-type="string">
            <text:p>中饭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20120421">
            <text:p>20120421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22">
            <text:p>20120922</text:p>
          </table:table-cell>
          <table:table-cell office:value-type="string">
            <text:p>晚饭</text:p>
          </table:table-cell>
          <table:table-cell office:value-type="float" office:value="59">
            <text:p>59</text:p>
          </table:table-cell>
          <table:table-cell table:number-columns-repeated="2"/>
          <table:table-cell office:value-type="string">
            <text:p>水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170">
            <text:p>170</text:p>
          </table:table-cell>
          <table:table-cell/>
          <table:table-cell office:value-type="float" office:value="20120923">
            <text:p>20120923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225">
            <text:p>20121225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422">
            <text:p>20120422</text:p>
          </table:table-cell>
          <table:table-cell office:value-type="string">
            <text:p>家用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20924">
            <text:p>20120924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21226">
            <text:p>20121226</text:p>
          </table:table-cell>
          <table:table-cell office:value-type="string">
            <text:p>早饭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 office:value-type="float" office:value="20120423">
            <text:p>20120423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25">
            <text:p>20120925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21227">
            <text:p>2012122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/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爱疯4S</text:p>
          </table:table-cell>
          <table:table-cell office:value-type="float" office:value="4576">
            <text:p>4576</text:p>
          </table:table-cell>
          <table:table-cell table:number-columns-repeated="2"/>
          <table:table-cell office:value-type="string">
            <text:p>煤气</text:p>
          </table:table-cell>
          <table:table-cell office:value-type="float" office:value="80.5">
            <text:p>80.5</text:p>
          </table:table-cell>
          <table:table-cell office:value-type="string">
            <text:p>余291.01</text:p>
          </table:table-cell>
        </table:table-row>
        <table:table-row table:style-name="ro2">
          <table:table-cell office:value-type="float" office:value="20120424">
            <text:p>2012042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0120930">
            <text:p>20120930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21228">
            <text:p>20121228</text:p>
          </table:table-cell>
          <table:table-cell office:value-type="string">
            <text:p>家用妈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2">
          <table:table-cell office:value-type="float" office:value="20120425">
            <text:p>20120425</text:p>
          </table:table-cell>
          <table:table-cell table:number-columns-repeated="5"/>
          <table:table-cell table:style-name="ce3" table:formula="of:=SUM([.G96:.G121])" office:value-type="float" office:value="22681.8">
            <text:p>22681.8</text:p>
          </table:table-cell>
          <table:table-cell table:number-columns-repeated="2"/>
          <table:table-cell office:value-type="string">
            <text:p>打印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float" office:value="20120426">
            <text:p>20120426</text:p>
          </table:table-cell>
          <table:table-cell table:number-columns-repeated="8"/>
          <table:table-cell office:value-type="string">
            <text:p>中饭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20120427">
            <text:p>20120427</text:p>
          </table:table-cell>
          <table:table-cell office:value-type="string">
            <text:p>电费</text:p>
          </table:table-cell>
          <table:table-cell office:value-type="float" office:value="520">
            <text:p>520</text:p>
          </table:table-cell>
          <table:table-cell table:number-columns-repeated="6"/>
          <table:table-cell office:value-type="string">
            <text:p>零食</text:p>
          </table:table-cell>
          <table:table-cell office:value-type="float" office:value="3.5">
            <text:p>3.5</text:p>
          </table:table-cell>
          <table:table-cell/>
        </table:table-row>
        <table:table-row table:style-name="ro2">
          <table:table-cell office:value-type="float" office:value="20120428">
            <text:p>20120428</text:p>
          </table:table-cell>
          <table:table-cell table:number-columns-repeated="7"/>
          <table:table-cell office:value-type="float" office:value="20121229">
            <text:p>20121229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429">
            <text:p>20120429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20121230">
            <text:p>20121230</text:p>
          </table:table-cell>
          <table:table-cell office:value-type="string">
            <text:p>早饭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/>
          <table:table-cell table:style-name="ce1" table:formula="of:=SUM([.C95:.C126])" office:value-type="float" office:value="4757.5">
            <text:p>4757.5</text:p>
          </table:table-cell>
          <table:table-cell table:number-columns-repeated="5"/>
          <table:table-cell office:value-type="float" office:value="20121231">
            <text:p>20121231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10"/>
          <table:table-cell table:style-name="ce3" table:formula="of:=SUM([.K94:.K127])" office:value-type="float" office:value="10328.96">
            <text:p>10328.96</text:p>
          </table:table-cell>
          <table:table-cell/>
        </table:table-row>
      </table:table>
      <table:table table:name="工作表2" table:style-name="ta1"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2">
          <table:table-cell office:value-type="float" office:value="20130102">
            <text:p>20130102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30201">
            <text:p>20130201</text:p>
          </table:table-cell>
          <table:table-cell office:value-type="string">
            <text:p>电话费</text:p>
          </table:table-cell>
          <table:table-cell office:value-type="float" office:value="100">
            <text:p>100</text:p>
          </table:table-cell>
          <table:table-cell/>
          <table:table-cell office:value-type="float" office:value="20130301">
            <text:p>20130301</text:p>
          </table:table-cell>
          <table:table-cell office:value-type="string">
            <text:p>早饭</text:p>
          </table:table-cell>
          <table:table-cell office:value-type="float" office:value="4.5">
            <text:p>4.5</text:p>
          </table:table-cell>
          <table:table-cell/>
          <table:table-cell office:value-type="float" office:value="20130701">
            <text:p>20130701</text:p>
          </table:table-cell>
          <table:table-cell office:value-type="string">
            <text:p>话费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饭卡</text:p>
          </table:table-cell>
          <table:table-cell office:value-type="float" office:value="50">
            <text:p>50</text:p>
          </table:table-cell>
          <table:table-cell/>
          <table:table-cell office:value-type="float" office:value="20130702">
            <text:p>20130702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office:value-type="float" office:value="20130103">
            <text:p>20130103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30202">
            <text:p>20130202</text:p>
          </table:table-cell>
          <table:table-cell office:value-type="string">
            <text:p>早饭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string">
            <text:p>手机卡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/>
          <table:table-cell office:value-type="string">
            <text:p>夜宵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馆</text:p>
          </table:table-cell>
          <table:table-cell office:value-type="float" office:value="232">
            <text:p>232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电煤气预存</text:p>
          </table:table-cell>
          <table:table-cell office:value-type="float" office:value="500">
            <text:p>500</text:p>
          </table:table-cell>
          <table:table-cell/>
        </table:table-row>
        <table:table-row table:style-name="ro2">
          <table:table-cell office:value-type="float" office:value="20130105">
            <text:p>20130105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30203">
            <text:p>20130203</text:p>
          </table:table-cell>
          <table:table-cell/>
          <table:table-cell office:value-type="float" office:value="112">
            <text:p>112</text:p>
          </table:table-cell>
          <table:table-cell/>
          <table:table-cell office:value-type="float" office:value="20130303">
            <text:p>20130303</text:p>
          </table:table-cell>
          <table:table-cell office:value-type="string">
            <text:p>中饭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/>
          <table:table-cell office:value-type="string">
            <text:p>家用静</text:p>
          </table:table-cell>
          <table:table-cell office:value-type="float" office:value="2502.5">
            <text:p>2502.5</text:p>
          </table:table-cell>
          <table:table-cell table:number-columns-repeated="3"/>
          <table:table-cell office:value-type="float" office:value="26">
            <text:p>26</text:p>
          </table:table-cell>
          <table:table-cell/>
          <table:table-cell office:value-type="float" office:value="20130304">
            <text:p>20130304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3000">
            <text:p>3000</text:p>
          </table:table-cell>
          <table:table-cell/>
        </table:table-row>
        <table:table-row table:style-name="ro2">
          <table:table-cell office:value-type="float" office:value="20130106">
            <text:p>20130106</text:p>
          </table:table-cell>
          <table:table-cell office:value-type="string">
            <text:p>晚饭</text:p>
          </table:table-cell>
          <table:table-cell office:value-type="float" office:value="261">
            <text:p>261</text:p>
          </table:table-cell>
          <table:table-cell table:number-columns-repeated="3"/>
          <table:table-cell office:value-type="float" office:value="10">
            <text:p>10</text:p>
          </table:table-cell>
          <table:table-cell/>
          <table:table-cell office:value-type="float" office:value="20130305">
            <text:p>20130305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 office:value-type="float" office:value="20130107">
            <text:p>20130107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30204">
            <text:p>20130204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4002.5">
            <text:p>4002.5</text:p>
          </table:table-cell>
          <table:table-cell table:number-columns-repeated="2"/>
          <table:table-cell office:value-type="string">
            <text:p>理发</text:p>
          </table:table-cell>
          <table:table-cell office:value-type="float" office:value="30">
            <text:p>30</text:p>
          </table:table-cell>
          <table:table-cell/>
        </table:table-row>
        <table:table-row table:style-name="ro2">
          <table:table-cell/>
          <table:table-cell office:value-type="string">
            <text:p>家用静</text:p>
          </table:table-cell>
          <table:table-cell office:value-type="float" office:value="2000">
            <text:p>200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/>
          <table:table-cell office:value-type="string">
            <text:p>烟</text:p>
          </table:table-cell>
          <table:table-cell office:value-type="float" office:value="14.5">
            <text:p>14.5</text:p>
          </table:table-cell>
          <table:table-cell/>
          <table:table-cell office:value-type="float" office:value="20130703">
            <text:p>20130703</text:p>
          </table:table-cell>
          <table:table-cell office:value-type="string">
            <text:p>饭卡</text:p>
          </table:table-cell>
          <table:table-cell office:value-type="float" office:value="300">
            <text:p>300</text:p>
          </table:table-cell>
          <table:table-cell/>
        </table:table-row>
        <table:table-row table:style-name="ro2">
          <table:table-cell office:value-type="float" office:value="20130108">
            <text:p>20130108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11">
            <text:p>11</text:p>
          </table:table-cell>
          <table:table-cell/>
          <table:table-cell office:value-type="float" office:value="20130306">
            <text:p>20130306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2">
          <table:table-cell/>
          <table:table-cell office:value-type="string">
            <text:p>手机送人</text:p>
          </table:table-cell>
          <table:table-cell office:value-type="float" office:value="220">
            <text:p>220</text:p>
          </table:table-cell>
          <table:table-cell table:number-columns-repeated="3"/>
          <table:table-cell office:value-type="float" office:value="16.3">
            <text:p>16.3</text:p>
          </table:table-cell>
          <table:table-cell table:number-columns-repeated="2"/>
          <table:table-cell office:value-type="string">
            <text:p>家用共</text:p>
          </table:table-cell>
          <table:table-cell office:value-type="float" office:value="3000">
            <text:p>3000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900">
            <text:p>900</text:p>
          </table:table-cell>
          <table:table-cell/>
        </table:table-row>
        <table:table-row table:style-name="ro2">
          <table:table-cell office:value-type="float" office:value="20130109">
            <text:p>20130109</text:p>
          </table:table-cell>
          <table:table-cell office:value-type="string">
            <text:p>ipadMini</text:p>
          </table:table-cell>
          <table:table-cell office:value-type="float" office:value="3187">
            <text:p>3187</text:p>
          </table:table-cell>
          <table:table-cell/>
          <table:table-cell office:value-type="float" office:value="20130205">
            <text:p>20130205</text:p>
          </table:table-cell>
          <table:table-cell office:value-type="string">
            <text:p>备案</text:p>
          </table:table-cell>
          <table:table-cell office:value-type="float" office:value="25">
            <text:p>25</text:p>
          </table:table-cell>
          <table:table-cell/>
          <table:table-cell office:value-type="float" office:value="20130307">
            <text:p>2013030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30704">
            <text:p>201307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 office:value-type="float" office:value="20130112">
            <text:p>20130112</text:p>
          </table:table-cell>
          <table:table-cell office:value-type="string">
            <text:p>静回家</text:p>
          </table:table-cell>
          <table:table-cell office:value-type="float" office:value="3002.5">
            <text:p>3002.5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16">
            <text:p>16</text:p>
          </table:table-cell>
          <table:table-cell/>
          <table:table-cell office:value-type="float" office:value="20130308">
            <text:p>2013030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310">
            <text:p>310</text:p>
          </table:table-cell>
          <table:table-cell/>
        </table:table-row>
        <table:table-row table:style-name="ro3">
          <table:table-cell/>
          <table:table-cell office:value-type="string">
            <text:p>电煤气预支</text:p>
          </table:table-cell>
          <table:table-cell office:value-type="float" office:value="500">
            <text:p>500</text:p>
          </table:table-cell>
          <table:table-cell office:value-type="string">
            <text:p>余582.51</text:p>
          </table:table-cell>
          <table:table-cell/>
          <table:table-cell office:value-type="string">
            <text:p>零食</text:p>
          </table:table-cell>
          <table:table-cell office:value-type="float" office:value="27.5">
            <text:p>27.5</text:p>
          </table:table-cell>
          <table:table-cell/>
          <table:table-cell office:value-type="float" office:value="20130310">
            <text:p>20130310</text:p>
          </table:table-cell>
          <table:table-cell office:value-type="string">
            <text:p>理发</text:p>
          </table:table-cell>
          <table:table-cell office:value-type="float" office:value="20">
            <text:p>20</text:p>
          </table:table-cell>
          <table:table-cell/>
          <table:table-cell office:value-type="float" office:value="20130714">
            <text:p>20130714</text:p>
          </table:table-cell>
          <table:table-cell office:value-type="string">
            <text:p>晚饭</text:p>
          </table:table-cell>
          <table:table-cell office:value-type="float" office:value="202">
            <text:p>202</text:p>
          </table:table-cell>
          <table:table-cell/>
        </table:table-row>
        <table:table-row table:style-name="ro2">
          <table:table-cell/>
          <table:table-cell office:value-type="string">
            <text:p>汇款手续</text:p>
          </table:table-cell>
          <table:table-cell office:value-type="float" office:value="2.5">
            <text:p>2.5</text:p>
          </table:table-cell>
          <table:table-cell/>
          <table:table-cell office:value-type="float" office:value="20130206">
            <text:p>20130206</text:p>
          </table:table-cell>
          <table:table-cell office:value-type="string">
            <text:p>中饭</text:p>
          </table:table-cell>
          <table:table-cell office:value-type="float" office:value="7">
            <text:p>7</text:p>
          </table:table-cell>
          <table:table-cell/>
          <table:table-cell office:value-type="float" office:value="20130314">
            <text:p>20130314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30721">
            <text:p>20130721</text:p>
          </table:table-cell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/>
        </table:table-row>
        <table:table-row table:style-name="ro2">
          <table:table-cell/>
          <table:table-cell office:value-type="string">
            <text:p>静回家 现金</text:p>
          </table:table-cell>
          <table:table-cell office:value-type="float" office:value="2500">
            <text:p>2500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21">
            <text:p>21</text:p>
          </table:table-cell>
          <table:table-cell/>
          <table:table-cell office:value-type="float" office:value="20130316">
            <text:p>20130316</text:p>
          </table:table-cell>
          <table:table-cell office:value-type="string">
            <text:p>晚饭</text:p>
          </table:table-cell>
          <table:table-cell office:value-type="float" office:value="108">
            <text:p>108</text:p>
          </table:table-cell>
          <table:table-cell/>
          <table:table-cell office:value-type="float" office:value="20130723">
            <text:p>20130723</text:p>
          </table:table-cell>
          <table:table-cell office:value-type="string">
            <text:p>家用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55">
            <text:p>55</text:p>
          </table:table-cell>
          <table:table-cell table:number-columns-repeated="3"/>
          <table:table-cell office:value-type="float" office:value="70">
            <text:p>70</text:p>
          </table:table-cell>
          <table:table-cell table:number-columns-repeated="2"/>
          <table:table-cell office:value-type="string">
            <text:p>超市</text:p>
          </table:table-cell>
          <table:table-cell office:value-type="float" office:value="193">
            <text:p>193</text:p>
          </table:table-cell>
          <table:table-cell table:number-columns-repeated="2"/>
          <table:table-cell office:value-type="string">
            <text:p>车贷</text:p>
          </table:table-cell>
          <table:table-cell office:value-type="float" office:value="2100">
            <text:p>2100</text:p>
          </table:table-cell>
          <table:table-cell/>
        </table:table-row>
        <table:table-row table:style-name="ro2">
          <table:table-cell/>
          <table:table-cell office:value-type="string">
            <text:p>包</text:p>
          </table:table-cell>
          <table:table-cell office:value-type="float" office:value="130">
            <text:p>130</text:p>
          </table:table-cell>
          <table:table-cell/>
          <table:table-cell office:value-type="float" office:value="20130207">
            <text:p>20130207</text:p>
          </table:table-cell>
          <table:table-cell office:value-type="string">
            <text:p>的士</text:p>
          </table:table-cell>
          <table:table-cell office:value-type="float" office:value="16">
            <text:p>16</text:p>
          </table:table-cell>
          <table:table-cell/>
          <table:table-cell office:value-type="float" office:value="20130318">
            <text:p>20130318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30726">
            <text:p>20130726</text:p>
          </table:table-cell>
          <table:table-cell office:value-type="string">
            <text:p>仔仔身份证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float" office:value="20130113">
            <text:p>20130113</text:p>
          </table:table-cell>
          <table:table-cell office:value-type="string">
            <text:p>静话费</text:p>
          </table:table-cell>
          <table:table-cell office:value-type="float" office:value="100">
            <text:p>100</text:p>
          </table:table-cell>
          <table:table-cell/>
          <table:table-cell office:value-type="float" office:value="20130208">
            <text:p>20130208</text:p>
          </table:table-cell>
          <table:table-cell office:value-type="string">
            <text:p>超市</text:p>
          </table:table-cell>
          <table:table-cell office:value-type="float" office:value="328">
            <text:p>328</text:p>
          </table:table-cell>
          <table:table-cell/>
          <table:table-cell office:value-type="float" office:value="20130320">
            <text:p>20130320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网银盾</text:p>
          </table:table-cell>
          <table:table-cell office:value-type="float" office:value="18">
            <text:p>18</text:p>
          </table:table-cell>
          <table:table-cell/>
        </table:table-row>
        <table:table-row table:style-name="ro2">
          <table:table-cell/>
          <table:table-cell office:value-type="string">
            <text:p>水</text:p>
          </table:table-cell>
          <table:table-cell office:value-type="float" office:value="2">
            <text:p>2</text:p>
          </table:table-cell>
          <table:table-cell/>
          <table:table-cell office:value-type="float" office:value="20130209">
            <text:p>20130209</text:p>
          </table:table-cell>
          <table:table-cell office:value-type="string">
            <text:p>的士</text:p>
          </table:table-cell>
          <table:table-cell office:value-type="float" office:value="30">
            <text:p>30</text:p>
          </table:table-cell>
          <table:table-cell/>
          <table:table-cell office:value-type="float" office:value="20130321">
            <text:p>20130321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停车费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20130114">
            <text:p>20130114</text:p>
          </table:table-cell>
          <table:table-cell office:value-type="string">
            <text:p>帮充话费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2"/>
          <table:table-cell office:value-type="string">
            <text:p>饭卡</text:p>
          </table:table-cell>
          <table:table-cell office:value-type="float" office:value="300">
            <text:p>300</text:p>
          </table:table-cell>
          <table:table-cell table:number-columns-repeated="2"/>
          <table:table-cell office:value-type="string">
            <text:p>中饭</text:p>
          </table:table-cell>
          <table:table-cell office:value-type="float" office:value="16">
            <text:p>16</text:p>
          </table:table-cell>
          <table:table-cell/>
        </table:table-row>
        <table:table-row table:style-name="ro3">
          <table:table-cell/>
          <table:table-cell office:value-type="string">
            <text:p>一楼饭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30211">
            <text:p>20130211</text:p>
          </table:table-cell>
          <table:table-cell office:value-type="string">
            <text:p>麻将</text:p>
          </table:table-cell>
          <table:table-cell office:value-type="float" office:value="240">
            <text:p>240</text:p>
          </table:table-cell>
          <table:table-cell/>
          <table:table-cell office:value-type="float" office:value="20130322">
            <text:p>20130322</text:p>
          </table:table-cell>
          <table:table-cell office:value-type="string">
            <text:p>早饭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煤气</text:p>
          </table:table-cell>
          <table:table-cell table:style-name="ce5" office:value-type="float" office:value="178.5">
            <text:p>178.5</text:p>
          </table:table-cell>
          <table:table-cell office:value-type="string">
            <text:p>余521.6</text:p>
          </table:table-cell>
        </table:table-row>
        <table:table-row table:style-name="ro2">
          <table:table-cell/>
          <table:table-cell office:value-type="string">
            <text:p>TI</text:p>
          </table:table-cell>
          <table:table-cell office:value-type="float" office:value="15">
            <text:p>15</text:p>
          </table:table-cell>
          <table:table-cell/>
          <table:table-cell office:value-type="float" office:value="20130212">
            <text:p>20130212</text:p>
          </table:table-cell>
          <table:table-cell office:value-type="string">
            <text:p>的士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李晶结婚</text:p>
          </table:table-cell>
          <table:table-cell office:value-type="float" office:value="800">
            <text:p>800</text:p>
          </table:table-cell>
          <table:table-cell table:number-columns-repeated="3"/>
          <table:table-cell table:style-name="ce3" office:value-type="float" office:value="12320.4">
            <text:p>12320.4</text:p>
          </table:table-cell>
          <table:table-cell/>
        </table:table-row>
        <table:table-row table:style-name="ro2">
          <table:table-cell office:value-type="float" office:value="20130115">
            <text:p>20130115</text:p>
          </table:table-cell>
          <table:table-cell office:value-type="string">
            <text:p>手机送人</text:p>
          </table:table-cell>
          <table:table-cell office:value-type="float" office:value="880">
            <text:p>880</text:p>
          </table:table-cell>
          <table:table-cell table:number-columns-repeated="2"/>
          <table:table-cell office:value-type="string">
            <text:p>自助餐</text:p>
          </table:table-cell>
          <table:table-cell office:value-type="float" office:value="302">
            <text:p>302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5.5">
            <text:p>5.5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快递费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string">
            <text:p>的士</text:p>
          </table:table-cell>
          <table:table-cell office:value-type="float" office:value="14">
            <text:p>14</text:p>
          </table:table-cell>
          <table:table-cell/>
          <table:table-cell office:value-type="float" office:value="20130323">
            <text:p>20130323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30802">
            <text:p>20130802</text:p>
          </table:table-cell>
          <table:table-cell office:value-type="string">
            <text:p>话费</text:p>
          </table:table-cell>
          <table:table-cell office:value-type="float" office:value="49.5">
            <text:p>49.5</text:p>
          </table:table-cell>
          <table:table-cell/>
        </table:table-row>
        <table:table-row table:style-name="ro2">
          <table:table-cell office:value-type="float" office:value="20130116">
            <text:p>20130116</text:p>
          </table:table-cell>
          <table:table-cell office:value-type="string">
            <text:p>的士</text:p>
          </table:table-cell>
          <table:table-cell office:value-type="float" office:value="24">
            <text:p>24</text:p>
          </table:table-cell>
          <table:table-cell/>
          <table:table-cell office:value-type="float" office:value="20130213">
            <text:p>20130213</text:p>
          </table:table-cell>
          <table:table-cell office:value-type="string">
            <text:p>饭</text:p>
          </table:table-cell>
          <table:table-cell office:value-type="float" office:value="256">
            <text:p>256</text:p>
          </table:table-cell>
          <table:table-cell/>
          <table:table-cell office:value-type="float" office:value="20130324">
            <text:p>20130324</text:p>
          </table:table-cell>
          <table:table-cell office:value-type="string">
            <text:p>宽带续费</text:p>
          </table:table-cell>
          <table:table-cell office:value-type="float" office:value="1596">
            <text:p>1596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22">
            <text:p>22</text:p>
          </table:table-cell>
          <table:table-cell/>
          <table:table-cell office:value-type="float" office:value="20130214">
            <text:p>20130214</text:p>
          </table:table-cell>
          <table:table-cell office:value-type="string">
            <text:p>超市</text:p>
          </table:table-cell>
          <table:table-cell office:value-type="float" office:value="112">
            <text:p>112</text:p>
          </table:table-cell>
          <table:table-cell/>
          <table:table-cell office:value-type="float" office:value="20130330">
            <text:p>20130330</text:p>
          </table:table-cell>
          <table:table-cell office:value-type="string">
            <text:p>智能机</text:p>
          </table:table-cell>
          <table:table-cell office:value-type="float" office:value="385">
            <text:p>385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3000">
            <text:p>30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20">
            <text:p>20</text:p>
          </table:table-cell>
          <table:table-cell/>
          <table:table-cell office:value-type="float" office:value="20130215">
            <text:p>20130215</text:p>
          </table:table-cell>
          <table:table-cell office:value-type="string">
            <text:p>的士</text:p>
          </table:table-cell>
          <table:table-cell office:value-type="float" office:value="16">
            <text:p>16</text:p>
          </table:table-cell>
          <table:table-cell/>
          <table:table-cell office:value-type="float" office:value="20130331">
            <text:p>20130331</text:p>
          </table:table-cell>
          <table:table-cell office:value-type="string">
            <text:p>红黄蓝报名</text:p>
          </table:table-cell>
          <table:table-cell office:value-type="float" office:value="6666">
            <text:p>6666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103">
            <text:p>103</text:p>
          </table:table-cell>
          <table:table-cell table:number-columns-repeated="2"/>
          <table:table-cell office:value-type="string">
            <text:p>烟</text:p>
          </table:table-cell>
          <table:table-cell office:value-type="float" office:value="6.5">
            <text:p>6.5</text:p>
          </table:table-cell>
          <table:table-cell table:number-columns-repeated="3"/>
          <table:table-cell table:style-name="ce4" table:formula="of:=SUM([.K1:.K28])" office:value-type="float" office:value="19332">
            <text:p>19332</text:p>
          </table:table-cell>
          <table:table-cell table:number-columns-repeated="2"/>
          <table:table-cell office:value-type="string">
            <text:p>部门聚餐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/>
          <table:table-cell office:value-type="string">
            <text:p>房</text:p>
          </table:table-cell>
          <table:table-cell office:value-type="float" office:value="288">
            <text:p>288</text:p>
          </table:table-cell>
          <table:table-cell table:number-columns-repeated="2"/>
          <table:table-cell office:value-type="string">
            <text:p>晚饭请客</text:p>
          </table:table-cell>
          <table:table-cell office:value-type="float" office:value="1100">
            <text:p>1100</text:p>
          </table:table-cell>
          <table:table-cell table:number-columns-repeated="6"/>
          <table:table-cell office:value-type="string">
            <text:p>饭卡</text:p>
          </table:table-cell>
          <table:table-cell office:value-type="float" office:value="200">
            <text:p>200</text:p>
          </table:table-cell>
          <table:table-cell/>
        </table:table-row>
        <table:table-row table:style-name="ro2">
          <table:table-cell office:value-type="float" office:value="20130117">
            <text:p>20130117</text:p>
          </table:table-cell>
          <table:table-cell office:value-type="string">
            <text:p>中饭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打牌</text:p>
          </table:table-cell>
          <table:table-cell office:value-type="float" office:value="900">
            <text:p>900</text:p>
          </table:table-cell>
          <table:table-cell table:number-columns-repeated="5"/>
          <table:table-cell office:value-type="float" office:value="20130807">
            <text:p>20130807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18.9">
            <text:p>18.9</text:p>
          </table:table-cell>
          <table:table-cell/>
          <table:table-cell office:value-type="float" office:value="20130217">
            <text:p>20130217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float" office:value="20130402">
            <text:p>20130402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900">
            <text:p>900</text:p>
          </table:table-cell>
          <table:table-cell/>
        </table:table-row>
        <table:table-row table:style-name="ro2">
          <table:table-cell office:value-type="float" office:value="20130118">
            <text:p>20130118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30218">
            <text:p>20130218</text:p>
          </table:table-cell>
          <table:table-cell office:value-type="string">
            <text:p>的士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30808">
            <text:p>20130808</text:p>
          </table:table-cell>
          <table:table-cell office:value-type="string">
            <text:p>加油</text:p>
          </table:table-cell>
          <table:table-cell office:value-type="float" office:value="360">
            <text:p>360</text:p>
          </table:table-cell>
          <table:table-cell office:value-type="string">
            <text:p>2060km</text:p>
          </table:table-cell>
        </table:table-row>
        <table:table-row table:style-name="ro2">
          <table:table-cell office:value-type="float" office:value="20130119">
            <text:p>20130119</text:p>
          </table:table-cell>
          <table:table-cell office:value-type="string">
            <text:p>高铁票</text:p>
          </table:table-cell>
          <table:table-cell office:value-type="float" office:value="603.5">
            <text:p>603.5</text:p>
          </table:table-cell>
          <table:table-cell table:number-columns-repeated="2"/>
          <table:table-cell office:value-type="string">
            <text:p>眼镜</text:p>
          </table:table-cell>
          <table:table-cell office:value-type="float" office:value="340">
            <text:p>340</text:p>
          </table:table-cell>
          <table:table-cell table:number-columns-repeated="2"/>
          <table:table-cell office:value-type="string">
            <text:p>水电煤气预存</text:p>
          </table:table-cell>
          <table:table-cell office:value-type="float" office:value="500">
            <text:p>500</text:p>
          </table:table-cell>
          <table:table-cell/>
          <table:table-cell office:value-type="float" office:value="20130816">
            <text:p>20130816</text:p>
          </table:table-cell>
          <table:table-cell office:value-type="string">
            <text:p>车贷卡汇款手续</text:p>
          </table:table-cell>
          <table:table-cell office:value-type="float" office:value="2.5">
            <text:p>2.5</text:p>
          </table:table-cell>
          <table:table-cell/>
        </table:table-row>
        <table:table-row table:style-name="ro3">
          <table:table-cell/>
          <table:table-cell office:value-type="string">
            <text:p>pub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4000">
            <text:p>4000</text:p>
          </table:table-cell>
          <table:table-cell table:number-columns-repeated="2"/>
          <table:table-cell office:value-type="string">
            <text:p>车贷还款</text:p>
          </table:table-cell>
          <table:table-cell office:value-type="float" office:value="2111.11">
            <text:p>2111.11</text:p>
          </table:table-cell>
          <table:table-cell office:value-type="string">
            <text:p>转出2200</text:p>
          </table:table-cell>
        </table:table-row>
        <table:table-row table:style-name="ro3">
          <table:table-cell/>
          <table:table-cell office:value-type="string">
            <text:p>零食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电费</text:p>
          </table:table-cell>
          <table:table-cell office:value-type="float" office:value="191.76">
            <text:p>191.76</text:p>
          </table:table-cell>
          <table:table-cell office:value-type="string">
            <text:p>余390.75</text:p>
          </table:table-cell>
          <table:table-cell/>
          <table:table-cell office:value-type="string">
            <text:p>手续费</text:p>
          </table:table-cell>
          <table:table-cell office:value-type="float" office:value="13">
            <text:p>13</text:p>
          </table:table-cell>
          <table:table-cell/>
          <table:table-cell office:value-type="float" office:value="20130825">
            <text:p>20130825</text:p>
          </table:table-cell>
          <table:table-cell office:value-type="string">
            <text:p>理发</text:p>
          </table:table-cell>
          <table:table-cell office:value-type="float" office:value="30">
            <text:p>30</text:p>
          </table:table-cell>
          <table:table-cell/>
        </table:table-row>
        <table:table-row table:style-name="ro2">
          <table:table-cell/>
          <table:table-cell office:value-type="string">
            <text:p>打车</text:p>
          </table:table-cell>
          <table:table-cell office:value-type="float" office:value="48">
            <text:p>48</text:p>
          </table:table-cell>
          <table:table-cell/>
          <table:table-cell office:value-type="float" office:value="20130220">
            <text:p>20130220</text:p>
          </table:table-cell>
          <table:table-cell office:value-type="string">
            <text:p>饭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爸房租</text:p>
          </table:table-cell>
          <table:table-cell office:value-type="float" office:value="3300">
            <text:p>3300</text:p>
          </table:table-cell>
          <table:table-cell/>
          <table:table-cell office:value-type="float" office:value="20130830">
            <text:p>20130830</text:p>
          </table:table-cell>
          <table:table-cell office:value-type="string">
            <text:p>饭卡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/>
          <table:table-cell office:value-type="string">
            <text:p>打车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高铁票</text:p>
          </table:table-cell>
          <table:table-cell office:value-type="float" office:value="777">
            <text:p>777</text:p>
          </table:table-cell>
          <table:table-cell/>
          <table:table-cell office:value-type="float" office:value="20130403">
            <text:p>20130403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 table:number-columns-repeated="3"/>
          <table:table-cell table:style-name="ce3" table:formula="of:=SUM([.O25:.O37])" office:value-type="float" office:value="10655.61">
            <text:p>10655.61</text:p>
          </table:table-cell>
          <table:table-cell/>
        </table:table-row>
        <table:table-row table:style-name="ro3">
          <table:table-cell office:value-type="float" office:value="20130120">
            <text:p>20130120</text:p>
          </table:table-cell>
          <table:table-cell office:value-type="string">
            <text:p>中饭</text:p>
          </table:table-cell>
          <table:table-cell office:value-type="float" office:value="12">
            <text:p>12</text:p>
          </table:table-cell>
          <table:table-cell/>
          <table:table-cell office:value-type="float" office:value="20130221">
            <text:p>20130221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30415">
            <text:p>20130415</text:p>
          </table:table-cell>
          <table:table-cell office:value-type="string">
            <text:p>电费</text:p>
          </table:table-cell>
          <table:table-cell office:value-type="float" office:value="125.8">
            <text:p>125.8</text:p>
          </table:table-cell>
          <table:table-cell office:value-type="string">
            <text:p>余624.84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8">
            <text:p>8</text:p>
          </table:table-cell>
          <table:table-cell/>
          <table:table-cell office:value-type="float" office:value="20130223">
            <text:p>20130223</text:p>
          </table:table-cell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/>
          <table:table-cell office:value-type="float" office:value="20130418">
            <text:p>20130418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movie</text:p>
          </table:table-cell>
          <table:table-cell office:value-type="float" office:value="200">
            <text:p>200</text:p>
          </table:table-cell>
          <table:table-cell/>
          <table:table-cell office:value-type="float" office:value="20130224">
            <text:p>20130224</text:p>
          </table:table-cell>
          <table:table-cell office:value-type="string">
            <text:p>中饭</text:p>
          </table:table-cell>
          <table:table-cell office:value-type="float" office:value="8">
            <text:p>8</text:p>
          </table:table-cell>
          <table:table-cell/>
          <table:table-cell office:value-type="float" office:value="20130426">
            <text:p>20130426</text:p>
          </table:table-cell>
          <table:table-cell office:value-type="string">
            <text:p>饭卡</text:p>
          </table:table-cell>
          <table:table-cell office:value-type="float" office:value="200">
            <text:p>200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打车</text:p>
          </table:table-cell>
          <table:table-cell office:value-type="float" office:value="103">
            <text:p>103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29">
            <text:p>29</text:p>
          </table:table-cell>
          <table:table-cell table:number-columns-repeated="3"/>
          <table:table-cell table:style-name="ce3" table:formula="of:=SUM([.K32:.K41])" office:value-type="float" office:value="12040.8">
            <text:p>12040.8</text:p>
          </table:table-cell>
          <table:table-cell/>
          <table:table-cell office:value-type="float" office:value="20130901">
            <text:p>20130901</text:p>
          </table:table-cell>
          <table:table-cell office:value-type="string">
            <text:p>加油</text:p>
          </table:table-cell>
          <table:table-cell office:value-type="float" office:value="316">
            <text:p>316</text:p>
          </table:table-cell>
          <table:table-cell office:value-type="string">
            <text:p>2576km</text:p>
          </table:table-cell>
        </table:table-row>
        <table:table-row table:style-name="ro2">
          <table:table-cell office:value-type="float" office:value="20130122">
            <text:p>20130122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30225">
            <text:p>20130225</text:p>
          </table:table-cell>
          <table:table-cell office:value-type="string">
            <text:p>早饭</text:p>
          </table:table-cell>
          <table:table-cell office:value-type="float" office:value="7.5">
            <text:p>7.5</text:p>
          </table:table-cell>
          <table:table-cell table:number-columns-repeated="6"/>
          <table:table-cell office:value-type="string">
            <text:p>仔仔报课</text:p>
          </table:table-cell>
          <table:table-cell office:value-type="float" office:value="1896">
            <text:p>1896</text:p>
          </table:table-cell>
          <table:table-cell/>
        </table:table-row>
        <table:table-row table:style-name="ro2">
          <table:table-cell office:value-type="float" office:value="20130123">
            <text:p>20130123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30226">
            <text:p>20130226</text:p>
          </table:table-cell>
          <table:table-cell office:value-type="string">
            <text:p>早饭</text:p>
          </table:table-cell>
          <table:table-cell office:value-type="float" office:value="4.5">
            <text:p>4.5</text:p>
          </table:table-cell>
          <table:table-cell/>
          <table:table-cell office:value-type="float" office:value="20130501">
            <text:p>20130501</text:p>
          </table:table-cell>
          <table:table-cell office:value-type="string">
            <text:p>车首付</text:p>
          </table:table-cell>
          <table:table-cell office:value-type="float" office:value="54000">
            <text:p>54000</text:p>
          </table:table-cell>
          <table:table-cell/>
          <table:table-cell office:value-type="float" office:value="20130902">
            <text:p>20130902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/>
          <table:table-cell office:value-type="string">
            <text:p>馆</text:p>
          </table:table-cell>
          <table:table-cell office:value-type="float" office:value="168">
            <text:p>168</text:p>
          </table:table-cell>
          <table:table-cell/>
          <table:table-cell office:value-type="float" office:value="20130227">
            <text:p>20130227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30502">
            <text:p>20130502</text:p>
          </table:table-cell>
          <table:table-cell office:value-type="string">
            <text:p>手机费</text:p>
          </table:table-cell>
          <table:table-cell office:value-type="float" office:value="50">
            <text:p>50</text:p>
          </table:table-cell>
          <table:table-cell/>
          <table:table-cell office:value-type="float" office:value="20130907">
            <text:p>20130907</text:p>
          </table:table-cell>
          <table:table-cell office:value-type="string">
            <text:p>静信用卡</text:p>
          </table:table-cell>
          <table:table-cell office:value-type="float" office:value="3000">
            <text:p>3000</text:p>
          </table:table-cell>
          <table:table-cell/>
        </table:table-row>
        <table:table-row table:style-name="ro3">
          <table:table-cell office:value-type="float" office:value="20130125">
            <text:p>20130125</text:p>
          </table:table-cell>
          <table:table-cell office:value-type="string">
            <text:p>一楼饭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煤气</text:p>
          </table:table-cell>
          <table:table-cell office:value-type="float" office:value="136.5">
            <text:p>136.5</text:p>
          </table:table-cell>
          <table:table-cell office:value-type="string">
            <text:p>余252.25</text:p>
          </table:table-cell>
          <table:table-cell office:value-type="float" office:value="20130503">
            <text:p>20130503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/>
          <table:table-cell office:value-type="string">
            <text:p>手机送人</text:p>
          </table:table-cell>
          <table:table-cell office:value-type="float" office:value="220">
            <text:p>220</text:p>
          </table:table-cell>
          <table:table-cell/>
          <table:table-cell office:value-type="float" office:value="20130228">
            <text:p>20130228</text:p>
          </table:table-cell>
          <table:table-cell office:value-type="string">
            <text:p>早饭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4000">
            <text:p>4000</text:p>
          </table:table-cell>
          <table:table-cell/>
          <table:table-cell office:value-type="float" office:value="20130907">
            <text:p>20130907</text:p>
          </table:table-cell>
          <table:table-cell office:value-type="string">
            <text:p>奶粉</text:p>
          </table:table-cell>
          <table:table-cell office:value-type="float" office:value="1230">
            <text:p>1230</text:p>
          </table:table-cell>
          <table:table-cell/>
        </table:table-row>
        <table:table-row table:style-name="ro2">
          <table:table-cell office:value-type="float" office:value="20130126">
            <text:p>20130126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部门聚餐缴费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30908">
            <text:p>20130908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2">
          <table:table-cell office:value-type="float" office:value="20130127">
            <text:p>20130127</text:p>
          </table:table-cell>
          <table:table-cell office:value-type="string">
            <text:p>中饭</text:p>
          </table:table-cell>
          <table:table-cell office:value-type="float" office:value="12">
            <text:p>12</text:p>
          </table:table-cell>
          <table:table-cell table:number-columns-repeated="3"/>
          <table:table-cell table:style-name="ce2" table:formula="of:=SUM([.G1:.G48])" office:value-type="float" office:value="8021.56">
            <text:p>8021.56</text:p>
          </table:table-cell>
          <table:table-cell/>
          <table:table-cell office:value-type="float" office:value="20130504">
            <text:p>20130504</text:p>
          </table:table-cell>
          <table:table-cell office:value-type="string">
            <text:p>晚饭</text:p>
          </table:table-cell>
          <table:table-cell office:value-type="float" office:value="385">
            <text:p>385</text:p>
          </table:table-cell>
          <table:table-cell/>
          <table:table-cell office:value-type="float" office:value="20130909">
            <text:p>20130909</text:p>
          </table:table-cell>
          <table:table-cell office:value-type="string">
            <text:p>借</text:p>
          </table:table-cell>
          <table:table-cell office:value-type="float" office:value="10000">
            <text:p>10000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float" office:value="20130505">
            <text:p>20130505</text:p>
          </table:table-cell>
          <table:table-cell office:value-type="string">
            <text:p>理发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5.5">
            <text:p>5.5</text:p>
          </table:table-cell>
          <table:table-cell/>
        </table:table-row>
        <table:table-row table:style-name="ro2">
          <table:table-cell office:value-type="float" office:value="20130128">
            <text:p>2013012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0130509">
            <text:p>20130509</text:p>
          </table:table-cell>
          <table:table-cell office:value-type="string">
            <text:p>清火宝</text:p>
          </table:table-cell>
          <table:table-cell office:value-type="float" office:value="11.5">
            <text:p>11.5</text:p>
          </table:table-cell>
          <table:table-cell/>
          <table:table-cell office:value-type="float" office:value="20130912">
            <text:p>20130912</text:p>
          </table:table-cell>
          <table:table-cell office:value-type="string">
            <text:p>电煤气预存</text:p>
          </table:table-cell>
          <table:table-cell office:value-type="float" office:value="500">
            <text:p>500</text:p>
          </table:table-cell>
          <table:table-cell/>
        </table:table-row>
        <table:table-row table:style-name="ro2">
          <table:table-cell office:value-type="float" office:value="20130129">
            <text:p>20130129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0130511">
            <text:p>20130511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 table:number-columns-repeated="2"/>
          <table:table-cell office:value-type="string">
            <text:p>车贷卡还款转账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office:value-type="float" office:value="20130130">
            <text:p>2013013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0130514">
            <text:p>20130514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20130131">
            <text:p>20130131</text:p>
          </table:table-cell>
          <table:table-cell office:value-type="string">
            <text:p>早饭</text:p>
          </table:table-cell>
          <table:table-cell office:value-type="float" office:value="4.5">
            <text:p>4.5</text:p>
          </table:table-cell>
          <table:table-cell table:number-columns-repeated="5"/>
          <table:table-cell office:value-type="float" office:value="20130520">
            <text:p>20130520</text:p>
          </table:table-cell>
          <table:table-cell office:value-type="string">
            <text:p>饭卡</text:p>
          </table:table-cell>
          <table:table-cell office:value-type="float" office:value="300">
            <text:p>300</text:p>
          </table:table-cell>
          <table:table-cell/>
          <table:table-cell office:value-type="float" office:value="20130913">
            <text:p>20130913</text:p>
          </table:table-cell>
          <table:table-cell office:value-type="string">
            <text:p>快递手机</text:p>
          </table:table-cell>
          <table:table-cell office:value-type="float" office:value="12">
            <text:p>12</text:p>
          </table:table-cell>
          <table:table-cell/>
        </table:table-row>
        <table:table-row table:style-name="ro2">
          <table:table-cell/>
          <table:table-cell office:value-type="string">
            <text:p>零食</text:p>
          </table:table-cell>
          <table:table-cell office:value-type="float" office:value="40">
            <text:p>40</text:p>
          </table:table-cell>
          <table:table-cell table:number-columns-repeated="5"/>
          <table:table-cell office:value-type="float" office:value="20130524">
            <text:p>20130524</text:p>
          </table:table-cell>
          <table:table-cell office:value-type="string">
            <text:p>午饭</text:p>
          </table:table-cell>
          <table:table-cell office:value-type="float" office:value="70">
            <text:p>70</text:p>
          </table:table-cell>
          <table:table-cell/>
          <table:table-cell office:value-type="float" office:value="20130916">
            <text:p>20130916</text:p>
          </table:table-cell>
          <table:table-cell office:value-type="string">
            <text:p>饭卡</text:p>
          </table:table-cell>
          <table:table-cell office:value-type="float" office:value="100">
            <text:p>100</text:p>
          </table:table-cell>
          <table:table-cell/>
        </table:table-row>
        <table:table-row table:style-name="ro3">
          <table:table-cell/>
          <table:table-cell office:value-type="string">
            <text:p>包</text:p>
          </table:table-cell>
          <table:table-cell office:value-type="float" office:value="195">
            <text:p>195</text:p>
          </table:table-cell>
          <table:table-cell table:number-columns-repeated="5"/>
          <table:table-cell office:value-type="float" office:value="20130527">
            <text:p>20130527</text:p>
          </table:table-cell>
          <table:table-cell office:value-type="string">
            <text:p>煤气</text:p>
          </table:table-cell>
          <table:table-cell office:value-type="float" office:value="157.5">
            <text:p>157.5</text:p>
          </table:table-cell>
          <table:table-cell office:value-type="string">
            <text:p>余463.34</text:p>
          </table:table-cell>
          <table:table-cell office:value-type="float" office:value="20130917">
            <text:p>20130917</text:p>
          </table:table-cell>
          <table:table-cell office:value-type="string">
            <text:p>停车费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string">
            <text:p>馆</text:p>
          </table:table-cell>
          <table:table-cell office:value-type="float" office:value="216">
            <text:p>216</text:p>
          </table:table-cell>
          <table:table-cell table:number-columns-repeated="5"/>
          <table:table-cell office:value-type="float" office:value="20130528">
            <text:p>20130528</text:p>
          </table:table-cell>
          <table:table-cell office:value-type="string">
            <text:p>公交卡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家用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2">
          <table:table-cell table:number-columns-repeated="2"/>
          <table:table-cell table:style-name="ce3" table:formula="of:=SUM([.C1:.C57])" office:value-type="float" office:value="20402.4">
            <text:p>20402.4</text:p>
          </table:table-cell>
          <table:table-cell table:number-columns-repeated="7"/>
          <table:table-cell table:style-name="ce3" table:formula="of:=SUM([.K44:.K57])" office:value-type="float" office:value="62853.5">
            <text:p>62853.5</text:p>
          </table:table-cell>
          <table:table-cell/>
          <table:table-cell office:value-type="float" office:value="20130919">
            <text:p>20130919</text:p>
          </table:table-cell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3062Km</text:p>
          </table:table-cell>
        </table:table-row>
        <table:table-row table:style-name="ro2">
          <table:table-cell table:number-columns-repeated="12"/>
          <table:table-cell office:value-type="float" office:value="20130924">
            <text:p>20130924</text:p>
          </table:table-cell>
          <table:table-cell office:value-type="string">
            <text:p>快递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table:number-columns-repeated="14"/>
          <table:table-cell table:style-name="ce3" table:formula="of:=SUM([.O42:.O59])" office:value-type="float" office:value="24680">
            <text:p>24680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0602">
            <text:p>20130602</text:p>
          </table:table-cell>
          <table:table-cell office:value-type="string">
            <text:p>手机费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0130603">
            <text:p>20130603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31001">
            <text:p>20131001</text:p>
          </table:table-cell>
          <table:table-cell office:value-type="string">
            <text:p>家用</text:p>
          </table:table-cell>
          <table:table-cell office:value-type="float" office:value="3000">
            <text:p>3000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0604">
            <text:p>20130604</text:p>
          </table:table-cell>
          <table:table-cell office:value-type="string">
            <text:p>静信用卡</text:p>
          </table:table-cell>
          <table:table-cell office:value-type="float" office:value="3000">
            <text:p>3000</text:p>
          </table:table-cell>
          <table:table-cell/>
          <table:table-cell office:value-type="float" office:value="20131002">
            <text:p>20131002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31002">
            <text:p>20131002</text:p>
          </table:table-cell>
          <table:table-cell office:value-type="string">
            <text:p>东部华侨城</text:p>
          </table:table-cell>
          <table:table-cell office:value-type="float" office:value="580">
            <text:p>580</text:p>
          </table:table-cell>
          <table:table-cell/>
        </table:table-row>
        <table:table-row table:style-name="ro2">
          <table:table-cell table:number-columns-repeated="10"/>
          <table:table-cell office:value-type="float" office:value="2.5">
            <text:p>2.5</text:p>
          </table:table-cell>
          <table:table-cell table:number-columns-repeated="2"/>
          <table:table-cell office:value-type="string">
            <text:p>话费</text:p>
          </table:table-cell>
          <table:table-cell office:value-type="float" office:value="49">
            <text:p>49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0605">
            <text:p>20130605</text:p>
          </table:table-cell>
          <table:table-cell office:value-type="string">
            <text:p>信用卡年费</text:p>
          </table:table-cell>
          <table:table-cell office:value-type="float" office:value="200">
            <text:p>200</text:p>
          </table:table-cell>
          <table:table-cell/>
          <table:table-cell office:value-type="float" office:value="20131003">
            <text:p>20131003</text:p>
          </table:table-cell>
          <table:table-cell office:value-type="string">
            <text:p>加油</text:p>
          </table:table-cell>
          <table:table-cell office:value-type="float" office:value="285">
            <text:p>285</text:p>
          </table:table-cell>
          <table:table-cell office:value-type="string">
            <text:p>3535Km</text:p>
          </table:table-cell>
        </table:table-row>
        <table:table-row table:style-name="ro2">
          <table:table-cell table:number-columns-repeated="9"/>
          <table:table-cell office:value-type="string">
            <text:p>车贷</text:p>
          </table:table-cell>
          <table:table-cell office:value-type="float" office:value="2111.11">
            <text:p>2111.11</text:p>
          </table:table-cell>
          <table:table-cell/>
          <table:table-cell office:value-type="float" office:value="20131005">
            <text:p>20131005</text:p>
          </table:table-cell>
          <table:table-cell office:value-type="string">
            <text:p>晚饭</text:p>
          </table:table-cell>
          <table:table-cell office:value-type="float" office:value="240">
            <text:p>24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车贷利息共</text:p>
          </table:table-cell>
          <table:table-cell office:value-type="float" office:value="9120">
            <text:p>9120</text:p>
          </table:table-cell>
          <table:table-cell/>
          <table:table-cell office:value-type="float" office:value="20131006">
            <text:p>20131006</text:p>
          </table:table-cell>
          <table:table-cell office:value-type="string">
            <text:p>晚饭</text:p>
          </table:table-cell>
          <table:table-cell office:value-type="float" office:value="299">
            <text:p>299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0606">
            <text:p>20130606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31009">
            <text:p>20131009</text:p>
          </table:table-cell>
          <table:table-cell office:value-type="string">
            <text:p>家用静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家用静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</table:table-row>
        <table:table-row table:style-name="ro3">
          <table:table-cell table:number-columns-repeated="8"/>
          <table:table-cell office:value-type="float" office:value="20130614">
            <text:p>20130614</text:p>
          </table:table-cell>
          <table:table-cell office:value-type="string">
            <text:p>电费</text:p>
          </table:table-cell>
          <table:table-cell office:value-type="float" office:value="189.72">
            <text:p>189.72</text:p>
          </table:table-cell>
          <table:table-cell office:value-type="string">
            <text:p>余273.62</text:p>
          </table:table-cell>
          <table:table-cell/>
          <table:table-cell office:value-type="string">
            <text:p>信用卡还款转出</text:p>
          </table:table-cell>
          <table:table-cell/>
          <table:table-cell office:value-type="float" office:value="3000">
            <text:p>3000</text:p>
          </table:table-cell>
        </table:table-row>
        <table:table-row table:style-name="ro2">
          <table:table-cell table:number-columns-repeated="8"/>
          <table:table-cell office:value-type="float" office:value="20130616">
            <text:p>20130616</text:p>
          </table:table-cell>
          <table:table-cell office:value-type="string">
            <text:p>晚饭</text:p>
          </table:table-cell>
          <table:table-cell office:value-type="float" office:value="128.4">
            <text:p>128.4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7.5">
            <text:p>7.5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0621">
            <text:p>20130621</text:p>
          </table:table-cell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table:number-columns-repeated="2"/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蔡乐军结婚</text:p>
          </table:table-cell>
          <table:table-cell office:value-type="float" office:value="805.5">
            <text:p>805.5</text:p>
          </table:table-cell>
          <table:table-cell/>
          <table:table-cell office:value-type="float" office:value="20131011">
            <text:p>20131011</text:p>
          </table:table-cell>
          <table:table-cell office:value-type="string">
            <text:p>饭卡</text:p>
          </table:table-cell>
          <table:table-cell office:value-type="float" office:value="200">
            <text:p>200</text:p>
          </table:table-cell>
          <table:table-cell/>
        </table:table-row>
        <table:table-row table:style-name="ro3">
          <table:table-cell table:number-columns-repeated="8"/>
          <table:table-cell office:value-type="float" office:value="20130626">
            <text:p>20130626</text:p>
          </table:table-cell>
          <table:table-cell office:value-type="string">
            <text:p>煤气</text:p>
          </table:table-cell>
          <table:table-cell office:value-type="float" office:value="70">
            <text:p>70</text:p>
          </table:table-cell>
          <table:table-cell office:value-type="string">
            <text:p>余202.1</text:p>
          </table:table-cell>
          <table:table-cell office:value-type="float" office:value="20131015">
            <text:p>20131015</text:p>
          </table:table-cell>
          <table:table-cell office:value-type="string">
            <text:p>四个月电费950.92</text:p>
          </table:table-cell>
          <table:table-cell/>
          <table:table-cell office:value-type="string">
            <text:p>余70.68</text:p>
          </table:table-cell>
        </table:table-row>
        <table:table-row table:style-name="ro2">
          <table:table-cell table:number-columns-repeated="8"/>
          <table:table-cell office:value-type="float" office:value="20130629">
            <text:p>20130629</text:p>
          </table:table-cell>
          <table:table-cell office:value-type="string">
            <text:p>家用杂</text:p>
          </table:table-cell>
          <table:table-cell office:value-type="float" office:value="900">
            <text:p>900</text:p>
          </table:table-cell>
          <table:table-cell/>
          <table:table-cell office:value-type="float" office:value="20131020">
            <text:p>20131020</text:p>
          </table:table-cell>
          <table:table-cell office:value-type="string">
            <text:p>加油</text:p>
          </table:table-cell>
          <table:table-cell office:value-type="float" office:value="330">
            <text:p>330</text:p>
          </table:table-cell>
          <table:table-cell office:value-type="string">
            <text:p>4117Km</text:p>
          </table:table-cell>
        </table:table-row>
        <table:table-row table:style-name="ro2">
          <table:table-cell table:number-columns-repeated="8"/>
          <table:table-cell office:value-type="float" office:value="20130630">
            <text:p>20130630</text:p>
          </table:table-cell>
          <table:table-cell office:value-type="string">
            <text:p>晚饭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string">
            <text:p>理发</text:p>
          </table:table-cell>
          <table:table-cell office:value-type="float" office:value="30">
            <text:p>30</text:p>
          </table:table-cell>
          <table:table-cell/>
        </table:table-row>
        <table:table-row table:style-name="ro2">
          <table:table-cell table:number-columns-repeated="10"/>
          <table:table-cell table:style-name="ce3" table:formula="of:=SUM([.K61:.K77])" office:value-type="float" office:value="21707.73">
            <text:p>21707.73</text:p>
          </table:table-cell>
          <table:table-cell/>
          <table:table-cell office:value-type="float" office:value="20131021">
            <text:p>20131021</text:p>
          </table:table-cell>
          <table:table-cell office:value-type="string">
            <text:p>电煤气预存</text:p>
          </table:table-cell>
          <table:table-cell office:value-type="float" office:value="200">
            <text:p>200</text:p>
          </table:table-cell>
          <table:table-cell/>
        </table:table-row>
        <table:table-row table:style-name="ro2">
          <table:table-cell table:number-columns-repeated="13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 table:number-columns-repeated="12"/>
          <table:table-cell office:value-type="float" office:value="20131023">
            <text:p>20131023</text:p>
          </table:table-cell>
          <table:table-cell office:value-type="string">
            <text:p>家用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2">
          <table:table-cell table:number-columns-repeated="12"/>
          <table:table-cell office:value-type="float" office:value="20131027">
            <text:p>20131027</text:p>
          </table:table-cell>
          <table:table-cell office:value-type="string">
            <text:p>停车费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table:number-columns-repeated="13"/>
          <table:table-cell office:value-type="string">
            <text:p>车贷还款</text:p>
          </table:table-cell>
          <table:table-cell office:value-type="float" office:value="2111.11">
            <text:p>2111.11</text:p>
          </table:table-cell>
          <table:table-cell/>
        </table:table-row>
        <table:table-row table:style-name="ro2">
          <table:table-cell table:number-columns-repeated="14"/>
          <table:table-cell table:style-name="ce3" table:formula="of:=SUM([.O62:.O82])" office:value-type="float" office:value="14144.11">
            <text:p>14144.11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1101">
            <text:p>20131101</text:p>
          </table:table-cell>
          <table:table-cell office:value-type="string">
            <text:p>话费</text:p>
          </table:table-cell>
          <table:table-cell office:value-type="float" office:value="29.7">
            <text:p>29.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0131102">
            <text:p>20131102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31202">
            <text:p>20131202</text:p>
          </table:table-cell>
          <table:table-cell office:value-type="string">
            <text:p>手机费</text:p>
          </table:table-cell>
          <table:table-cell office:value-type="float" office:value="49.7">
            <text:p>49.7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超市</text:p>
          </table:table-cell>
          <table:table-cell office:value-type="float" office:value="217.3">
            <text:p>217.3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1103">
            <text:p>20131103</text:p>
          </table:table-cell>
          <table:table-cell office:value-type="string">
            <text:p>加油</text:p>
          </table:table-cell>
          <table:table-cell office:value-type="float" office:value="220">
            <text:p>220</text:p>
          </table:table-cell>
          <table:table-cell office:value-type="string">
            <text:p>4491Km</text:p>
          </table:table-cell>
          <table:table-cell office:value-type="float" office:value="20131204">
            <text:p>201312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1104">
            <text:p>201311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31205">
            <text:p>20131205</text:p>
          </table:table-cell>
          <table:table-cell office:value-type="string">
            <text:p>静信用卡</text:p>
          </table:table-cell>
          <table:table-cell office:value-type="float" office:value="3000">
            <text:p>30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家用静</text:p>
          </table:table-cell>
          <table:table-cell office:value-type="float" office:value="3500">
            <text:p>350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手续费</text:p>
          </table:table-cell>
          <table:table-cell office:value-type="float" office:value="5.5">
            <text:p>5.5</text:p>
          </table:table-cell>
          <table:table-cell/>
          <table:table-cell office:value-type="float" office:value="20131206">
            <text:p>20131206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煤电预存</text:p>
          </table:table-cell>
          <table:table-cell office:value-type="float" office:value="600">
            <text:p>600</text:p>
          </table:table-cell>
          <table:table-cell table:number-columns-repeated="2"/>
          <table:table-cell office:value-type="string">
            <text:p>家用</text:p>
          </table:table-cell>
          <table:table-cell office:value-type="float" office:value="1900">
            <text:p>19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31207">
            <text:p>20131207</text:p>
          </table:table-cell>
          <table:table-cell office:value-type="string">
            <text:p>停车费</text:p>
          </table:table-cell>
          <table:table-cell office:value-type="float" office:value="22">
            <text:p>22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信用卡还款转出</text:p>
          </table:table-cell>
          <table:table-cell/>
          <table:table-cell office:value-type="float" office:value="1800">
            <text:p>1800</text:p>
          </table:table-cell>
          <table:table-cell/>
          <table:table-cell office:value-type="string">
            <text:p>过路费</text:p>
          </table:table-cell>
          <table:table-cell office:value-type="float" office:value="11">
            <text:p>11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  <table:table-cell/>
          <table:table-cell office:value-type="string">
            <text:p>洗车</text:p>
          </table:table-cell>
          <table:table-cell office:value-type="float" office:value="15">
            <text:p>15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手续费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285">
            <text:p>285</text:p>
          </table:table-cell>
          <table:table-cell office:value-type="string">
            <text:p>5496Km</text:p>
          </table:table-cell>
        </table:table-row>
        <table:table-row table:style-name="ro2">
          <table:table-cell table:number-columns-repeated="8"/>
          <table:table-cell office:value-type="float" office:value="20131107">
            <text:p>20131107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31209">
            <text:p>20131209</text:p>
          </table:table-cell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家用</text:p>
          </table:table-cell>
          <table:table-cell office:value-type="float" office:value="400">
            <text:p>400</text:p>
          </table:table-cell>
          <table:table-cell/>
          <table:table-cell office:value-type="float" office:value="20131210">
            <text:p>20131210</text:p>
          </table:table-cell>
          <table:table-cell office:value-type="string">
            <text:p>车贷卡转出</text:p>
          </table:table-cell>
          <table:table-cell/>
          <table:table-cell office:value-type="float" office:value="2200">
            <text:p>2200</text:p>
          </table:table-cell>
        </table:table-row>
        <table:table-row table:style-name="ro2">
          <table:table-cell table:number-columns-repeated="8"/>
          <table:table-cell office:value-type="float" office:value="20131108">
            <text:p>20131108</text:p>
          </table:table-cell>
          <table:table-cell office:value-type="string">
            <text:p>饭卡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球服</text:p>
          </table:table-cell>
          <table:table-cell office:value-type="float" office:value="50">
            <text:p>50</text:p>
          </table:table-cell>
          <table:table-cell/>
          <table:table-cell office:value-type="float" office:value="20131214">
            <text:p>20131214</text:p>
          </table:table-cell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1114">
            <text:p>20131114</text:p>
          </table:table-cell>
          <table:table-cell office:value-type="string">
            <text:p>家用静</text:p>
          </table:table-cell>
          <table:table-cell office:value-type="float" office:value="1000">
            <text:p>1000</text:p>
          </table:table-cell>
          <table:table-cell/>
          <table:table-cell office:value-type="float" office:value="20131221">
            <text:p>20131221</text:p>
          </table:table-cell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31222">
            <text:p>20131222</text:p>
          </table:table-cell>
          <table:table-cell office:value-type="string">
            <text:p>超市</text:p>
          </table:table-cell>
          <table:table-cell office:value-type="float" office:value="154">
            <text:p>154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1117">
            <text:p>20131117</text:p>
          </table:table-cell>
          <table:table-cell office:value-type="string">
            <text:p>家用静</text:p>
          </table:table-cell>
          <table:table-cell office:value-type="float" office:value="1000">
            <text:p>1000</text:p>
          </table:table-cell>
          <table:table-cell/>
          <table:table-cell office:value-type="float" office:value="20131223">
            <text:p>20131223</text:p>
          </table:table-cell>
          <table:table-cell office:value-type="string">
            <text:p>家用静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买鞋</text:p>
          </table:table-cell>
          <table:table-cell office:value-type="float" office:value="368">
            <text:p>368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1124">
            <text:p>20131124</text:p>
          </table:table-cell>
          <table:table-cell office:value-type="string">
            <text:p>加油</text:p>
          </table:table-cell>
          <table:table-cell office:value-type="float" office:value="305">
            <text:p>305</text:p>
          </table:table-cell>
          <table:table-cell office:value-type="string">
            <text:p>5022Km</text:p>
          </table:table-cell>
          <table:table-cell office:value-type="float" office:value="20131224">
            <text:p>20131224</text:p>
          </table:table-cell>
          <table:table-cell office:value-type="string">
            <text:p>加油</text:p>
          </table:table-cell>
          <table:table-cell office:value-type="float" office:value="320">
            <text:p>320</text:p>
          </table:table-cell>
          <table:table-cell office:value-type="string">
            <text:p>6024Km</text:p>
          </table:table-cell>
        </table:table-row>
        <table:table-row table:style-name="ro2">
          <table:table-cell table:number-columns-repeated="10"/>
          <table:table-cell table:style-name="ce3" table:formula="of:=SUM([.K84:.K104])" office:value-type="float" office:value="11805.5">
            <text:p>11805.5</text:p>
          </table:table-cell>
          <table:table-cell/>
          <table:table-cell office:value-type="float" office:value="20131225">
            <text:p>20131225</text:p>
          </table:table-cell>
          <table:table-cell office:value-type="string">
            <text:p>家用静</text:p>
          </table:table-cell>
          <table:table-cell office:value-type="float" office:value="900">
            <text:p>900</text:p>
          </table:table-cell>
          <table:table-cell/>
        </table:table-row>
        <table:table-row table:style-name="ro2">
          <table:table-cell table:number-columns-repeated="13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 table:number-columns-repeated="12"/>
          <table:table-cell office:value-type="float" office:value="20131227">
            <text:p>20131227</text:p>
          </table:table-cell>
          <table:table-cell office:value-type="string">
            <text:p>车贷扣款</text:p>
          </table:table-cell>
          <table:table-cell office:value-type="float" office:value="2111.11">
            <text:p>2111.11</text:p>
          </table:table-cell>
          <table:table-cell/>
        </table:table-row>
        <table:table-row table:style-name="ro2">
          <table:table-cell table:number-columns-repeated="12"/>
          <table:table-cell office:value-type="float" office:value="20131230">
            <text:p>20131230</text:p>
          </table:table-cell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/>
        </table:table-row>
        <table:table-row table:style-name="ro2">
          <table:table-cell table:number-columns-repeated="14"/>
          <table:table-cell table:style-name="ce3" table:formula="of:=SUM([.O85:.O108])" office:value-type="float" office:value="14869.81">
            <text:p>14869.81</text:p>
          </table:table-cell>
          <table:table-cell/>
        </table:table-row>
      </table:table>
      <table:table table:name="工作表3" table:style-name="ta1"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2">
          <table:table-cell office:value-type="float" office:value="20140101">
            <text:p>20140101</text:p>
          </table:table-cell>
          <table:table-cell office:value-type="string">
            <text:p>奶粉</text:p>
          </table:table-cell>
          <table:table-cell office:value-type="float" office:value="1272">
            <text:p>1272</text:p>
          </table:table-cell>
          <table:table-cell table:number-columns-repeated="2"/>
          <table:table-cell office:value-type="float" office:value="20140201">
            <text:p>20140201</text:p>
          </table:table-cell>
          <table:table-cell office:value-type="string">
            <text:p>停车</text:p>
          </table:table-cell>
          <table:table-cell office:value-type="float" office:value="10">
            <text:p>10</text:p>
          </table:table-cell>
          <table:table-cell/>
          <table:table-cell office:value-type="float" office:value="20140302">
            <text:p>20140302</text:p>
          </table:table-cell>
          <table:table-cell office:value-type="string">
            <text:p>结婚红包</text:p>
          </table:table-cell>
          <table:table-cell office:value-type="float" office:value="300">
            <text:p>300</text:p>
          </table:table-cell>
          <table:table-cell/>
          <table:table-cell office:value-type="float" office:value="20140502">
            <text:p>20140502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40701">
            <text:p>20140701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药</text:p>
          </table:table-cell>
          <table:table-cell office:value-type="float" office:value="1594.8">
            <text:p>1594.8</text:p>
          </table:table-cell>
          <table:table-cell table:number-columns-repeated="3"/>
          <table:table-cell office:value-type="string">
            <text:p>衣服裤子</text:p>
          </table:table-cell>
          <table:table-cell office:value-type="float" office:value="475">
            <text:p>475</text:p>
          </table:table-cell>
          <table:table-cell table:number-columns-repeated="2"/>
          <table:table-cell office:value-type="string">
            <text:p>仔仔衣物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string">
            <text:p>家用</text:p>
          </table:table-cell>
          <table:table-cell office:value-type="float" office:value="1000">
            <text:p>1000</text:p>
          </table:table-cell>
          <table:table-cell/>
          <table:table-cell office:value-type="float" office:value="20140703">
            <text:p>20140703</text:p>
          </table:table-cell>
          <table:table-cell office:value-type="string">
            <text:p>话费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家用</text:p>
          </table:table-cell>
          <table:table-cell office:value-type="float" office:value="5000">
            <text:p>5000</text:p>
          </table:table-cell>
          <table:table-cell table:number-columns-repeated="3"/>
          <table:table-cell office:value-type="string">
            <text:p>加油</text:p>
          </table:table-cell>
          <table:table-cell office:value-type="float" office:value="250">
            <text:p>250</text:p>
          </table:table-cell>
          <table:table-cell office:value-type="string">
            <text:p>7878Km</text:p>
          </table:table-cell>
          <table:table-cell office:value-type="float" office:value="20140303">
            <text:p>20140303</text:p>
          </table:table-cell>
          <table:table-cell office:value-type="string">
            <text:p>饭卡充值</text:p>
          </table:table-cell>
          <table:table-cell office:value-type="float" office:value="100">
            <text:p>100</text:p>
          </table:table-cell>
          <table:table-cell/>
          <table:table-cell office:value-type="float" office:value="20140503">
            <text:p>20140503</text:p>
          </table:table-cell>
          <table:table-cell office:value-type="string">
            <text:p>加油</text:p>
          </table:table-cell>
          <table:table-cell office:value-type="float" office:value="260">
            <text:p>260</text:p>
          </table:table-cell>
          <table:table-cell office:value-type="string">
            <text:p>12201Km</text:p>
          </table:table-cell>
          <table:table-cell office:value-type="float" office:value="20140704">
            <text:p>201407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2">
          <table:table-cell office:value-type="float" office:value="20140102">
            <text:p>20140102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 table:number-columns-repeated="3"/>
          <table:table-cell office:value-type="string">
            <text:p>停车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小儿开塞露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话费充值</text:p>
          </table:table-cell>
          <table:table-cell office:value-type="float" office:value="100">
            <text:p>100</text:p>
          </table:table-cell>
          <table:table-cell/>
          <table:table-cell office:value-type="float" office:value="20140706">
            <text:p>20140706</text:p>
          </table:table-cell>
          <table:table-cell office:value-type="string">
            <text:p>家用取钱</text:p>
          </table:table-cell>
          <table:table-cell office:value-type="float" office:value="1000">
            <text:p>1000</text:p>
          </table:table-cell>
          <table:table-cell table:number-columns-repeated="2"/>
        </table:table-row>
        <table:table-row table:style-name="ro2">
          <table:table-cell office:value-type="float" office:value="20140104">
            <text:p>201401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仔仔看病</text:p>
          </table:table-cell>
          <table:table-cell office:value-type="float" office:value="38">
            <text:p>38</text:p>
          </table:table-cell>
          <table:table-cell/>
          <table:table-cell office:value-type="float" office:value="20140304">
            <text:p>201403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山水田园</text:p>
          </table:table-cell>
          <table:table-cell office:value-type="float" office:value="231">
            <text:p>231</text:p>
          </table:table-cell>
          <table:table-cell/>
          <table:table-cell office:value-type="float" office:value="20140707">
            <text:p>20140707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车贷款转</text:p>
          </table:table-cell>
          <table:table-cell/>
          <table:table-cell office:value-type="float" office:value="2000">
            <text:p>2000</text:p>
          </table:table-cell>
          <table:table-cell table:number-columns-repeated="3"/>
          <table:table-cell office:value-type="float" office:value="59.9">
            <text:p>59.9</text:p>
          </table:table-cell>
          <table:table-cell table:number-columns-repeated="2"/>
          <table:table-cell office:value-type="string">
            <text:p>电信上网费</text:p>
          </table:table-cell>
          <table:table-cell office:value-type="float" office:value="1596">
            <text:p>1596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201">
            <text:p>201</text:p>
          </table:table-cell>
          <table:table-cell table:number-columns-repeated="2"/>
          <table:table-cell office:value-type="string">
            <text:p>电信宽带移机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 table:number-columns-repeated="3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40306">
            <text:p>20140306</text:p>
          </table:table-cell>
          <table:table-cell office:value-type="string">
            <text:p>家用</text:p>
          </table:table-cell>
          <table:table-cell office:value-type="float" office:value="2200">
            <text:p>2200</text:p>
          </table:table-cell>
          <table:table-cell/>
          <table:table-cell office:value-type="float" office:value="20140504">
            <text:p>201405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电信宽带租光纤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静信用卡</text:p>
          </table:table-cell>
          <table:table-cell office:value-type="float" office:value="3500">
            <text:p>3500</text:p>
          </table:table-cell>
          <table:table-cell table:number-columns-repeated="2"/>
          <table:table-cell office:value-type="float" office:value="20140202">
            <text:p>20140202</text:p>
          </table:table-cell>
          <table:table-cell office:value-type="string">
            <text:p>停车</text:p>
          </table:table-cell>
          <table:table-cell office:value-type="float" office:value="5">
            <text:p>5</text:p>
          </table:table-cell>
          <table:table-cell/>
          <table:table-cell office:value-type="float" office:value="20140307">
            <text:p>20140307</text:p>
          </table:table-cell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/>
          <table:table-cell office:value-type="float" office:value="20140505">
            <text:p>20140505</text:p>
          </table:table-cell>
          <table:table-cell office:value-type="string">
            <text:p>买药</text:p>
          </table:table-cell>
          <table:table-cell office:value-type="float" office:value="47.5">
            <text:p>47.5</text:p>
          </table:table-cell>
          <table:table-cell table:number-columns-repeated="2"/>
          <table:table-cell office:value-type="string">
            <text:p>转电信宽带费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手续费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float" office:value="20140203">
            <text:p>20140203</text:p>
          </table:table-cell>
          <table:table-cell office:value-type="string">
            <text:p>停车</text:p>
          </table:table-cell>
          <table:table-cell office:value-type="float" office:value="5">
            <text:p>5</text:p>
          </table:table-cell>
          <table:table-cell/>
          <table:table-cell office:value-type="float" office:value="20140308">
            <text:p>20140308</text:p>
          </table:table-cell>
          <table:table-cell office:value-type="string">
            <text:p>信用卡转出</text:p>
          </table:table-cell>
          <table:table-cell/>
          <table:table-cell office:value-type="float" office:value="2200">
            <text:p>2200</text:p>
          </table:table-cell>
          <table:table-cell office:value-type="float" office:value="20140506">
            <text:p>20140506</text:p>
          </table:table-cell>
          <table:table-cell office:value-type="string">
            <text:p>车贷卡转出</text:p>
          </table:table-cell>
          <table:table-cell/>
          <table:table-cell office:value-type="float" office:value="2200">
            <text:p>2200</text:p>
          </table:table-cell>
          <table:table-cell office:value-type="float" office:value="20140708">
            <text:p>20140708</text:p>
          </table:table-cell>
          <table:table-cell office:value-type="string">
            <text:p>信用卡转出</text:p>
          </table:table-cell>
          <table:table-cell/>
          <table:table-cell office:value-type="float" office:value="5500">
            <text:p>5500</text:p>
          </table:table-cell>
          <table:table-cell/>
        </table:table-row>
        <table:table-row table:style-name="ro2">
          <table:table-cell/>
          <table:table-cell office:value-type="string">
            <text:p>家用</text:p>
          </table:table-cell>
          <table:table-cell office:value-type="float" office:value="3800">
            <text:p>3800</text:p>
          </table:table-cell>
          <table:table-cell table:number-columns-repeated="2"/>
          <table:table-cell office:value-type="float" office:value="20140204">
            <text:p>20140204</text:p>
          </table:table-cell>
          <table:table-cell office:value-type="string">
            <text:p>晚饭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string">
            <text:p>信用卡转出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float" office:value="20140105">
            <text:p>20140105</text:p>
          </table:table-cell>
          <table:table-cell office:value-type="string">
            <text:p>交行卡还款转</text:p>
          </table:table-cell>
          <table:table-cell/>
          <table:table-cell office:value-type="float" office:value="800">
            <text:p>800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310">
            <text:p>310</text:p>
          </table:table-cell>
          <table:table-cell office:value-type="string">
            <text:p>8330Km</text:p>
          </table:table-cell>
          <table:table-cell/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  <table:table-cell/>
          <table:table-cell office:value-type="string">
            <text:p>手续费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20140206">
            <text:p>20140206</text:p>
          </table:table-cell>
          <table:table-cell office:value-type="string">
            <text:p>中饭</text:p>
          </table:table-cell>
          <table:table-cell office:value-type="float" office:value="123">
            <text:p>123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40710">
            <text:p>20140710</text:p>
          </table:table-cell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  <table:table-cell/>
        </table:table-row>
        <table:table-row table:style-name="ro2">
          <table:table-cell/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 table:number-columns-repeated="3"/>
          <table:table-cell office:value-type="string">
            <text:p>停车</text:p>
          </table:table-cell>
          <table:table-cell office:value-type="float" office:value="15">
            <text:p>15</text:p>
          </table:table-cell>
          <table:table-cell/>
          <table:table-cell office:value-type="float" office:value="20140309">
            <text:p>20140309</text:p>
          </table:table-cell>
          <table:table-cell office:value-type="string">
            <text:p>电费</text:p>
          </table:table-cell>
          <table:table-cell office:value-type="float" office:value="150">
            <text:p>15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float" office:value="20140109">
            <text:p>20140109</text:p>
          </table:table-cell>
          <table:table-cell office:value-type="string">
            <text:p>看望同事凑钱</text:p>
          </table:table-cell>
          <table:table-cell office:value-type="float" office:value="50">
            <text:p>50</text:p>
          </table:table-cell>
          <table:table-cell table:number-columns-repeated="3"/>
          <table:table-cell office:value-type="string">
            <text:p>儿童乐园</text:p>
          </table:table-cell>
          <table:table-cell office:value-type="float" office:value="25">
            <text:p>25</text:p>
          </table:table-cell>
          <table:table-cell/>
          <table:table-cell office:value-type="float" office:value="20140312">
            <text:p>20140312</text:p>
          </table:table-cell>
          <table:table-cell office:value-type="string">
            <text:p>加油</text:p>
          </table:table-cell>
          <table:table-cell office:value-type="float" office:value="320">
            <text:p>320</text:p>
          </table:table-cell>
          <table:table-cell office:value-type="string">
            <text:p>10869Km</text:p>
          </table:table-cell>
          <table:table-cell office:value-type="float" office:value="20140512">
            <text:p>20140512</text:p>
          </table:table-cell>
          <table:table-cell office:value-type="string">
            <text:p>吃饭拼桌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聚餐交钱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float" office:value="20140207">
            <text:p>20140207</text:p>
          </table:table-cell>
          <table:table-cell office:value-type="string">
            <text:p>过路费</text:p>
          </table:table-cell>
          <table:table-cell office:value-type="float" office:value="7">
            <text:p>7</text:p>
          </table:table-cell>
          <table:table-cell/>
          <table:table-cell office:value-type="float" office:value="20140313">
            <text:p>20140313</text:p>
          </table:table-cell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/>
          <table:table-cell office:value-type="float" office:value="20140517">
            <text:p>20140517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40711">
            <text:p>20140711</text:p>
          </table:table-cell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13774Km</text:p>
          </table:table-cell>
          <table:table-cell/>
        </table:table-row>
        <table:table-row table:style-name="ro2">
          <table:table-cell office:value-type="float" office:value="20140111">
            <text:p>20140111</text:p>
          </table:table-cell>
          <table:table-cell office:value-type="string">
            <text:p>拼桌吃饭</text:p>
          </table:table-cell>
          <table:table-cell office:value-type="float" office:value="96">
            <text:p>96</text:p>
          </table:table-cell>
          <table:table-cell table:number-columns-repeated="4"/>
          <table:table-cell office:value-type="float" office:value="74">
            <text:p>74</text:p>
          </table:table-cell>
          <table:table-cell/>
          <table:table-cell office:value-type="float" office:value="20140316">
            <text:p>20140316</text:p>
          </table:table-cell>
          <table:table-cell office:value-type="string">
            <text:p>理发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>
            <text:p>家用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140112">
            <text:p>20140112</text:p>
          </table:table-cell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6534Km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100">
            <text:p>100</text:p>
          </table:table-cell>
          <table:table-cell office:value-type="string">
            <text:p>8625Km</text:p>
          </table:table-cell>
          <table:table-cell office:value-type="float" office:value="20140317">
            <text:p>20140317</text:p>
          </table:table-cell>
          <table:table-cell office:value-type="string">
            <text:p>话费</text:p>
          </table:table-cell>
          <table:table-cell office:value-type="float" office:value="500">
            <text:p>500</text:p>
          </table:table-cell>
          <table:table-cell/>
          <table:table-cell office:value-type="float" office:value="20140525">
            <text:p>20140525</text:p>
          </table:table-cell>
          <table:table-cell office:value-type="string">
            <text:p>车保险</text:p>
          </table:table-cell>
          <table:table-cell office:value-type="float" office:value="4430">
            <text:p>4430</text:p>
          </table:table-cell>
          <table:table-cell/>
          <table:table-cell office:value-type="float" office:value="20140714">
            <text:p>20140714</text:p>
          </table:table-cell>
          <table:table-cell office:value-type="string">
            <text:p>吃饭拼桌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2">
          <table:table-cell office:value-type="float" office:value="20140113">
            <text:p>20140113</text:p>
          </table:table-cell>
          <table:table-cell office:value-type="string">
            <text:p>饭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20140208">
            <text:p>20140208</text:p>
          </table:table-cell>
          <table:table-cell office:value-type="string">
            <text:p>加油</text:p>
          </table:table-cell>
          <table:table-cell office:value-type="float" office:value="170">
            <text:p>170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3200">
            <text:p>3200</text:p>
          </table:table-cell>
          <table:table-cell table:number-columns-repeated="2"/>
          <table:table-cell office:value-type="string">
            <text:p>中药</text:p>
          </table:table-cell>
          <table:table-cell office:value-type="float" office:value="117.6">
            <text:p>117.6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家用静</text:p>
          </table:table-cell>
          <table:table-cell office:value-type="float" office:value="1000">
            <text:p>1000</text:p>
          </table:table-cell>
          <table:table-cell table:number-columns-repeated="4"/>
          <table:table-cell office:value-type="float" office:value="235">
            <text:p>235</text:p>
          </table:table-cell>
          <table:table-cell/>
          <table:table-cell office:value-type="float" office:value="20140318">
            <text:p>20140318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 table:number-columns-repeated="2"/>
          <table:table-cell office:value-type="string">
            <text:p>超市</text:p>
          </table:table-cell>
          <table:table-cell office:value-type="float" office:value="45">
            <text:p>45</text:p>
          </table:table-cell>
          <table:table-cell/>
          <table:table-cell office:value-type="float" office:value="20140715">
            <text:p>20140715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 table:number-columns-repeated="3"/>
          <table:table-cell office:value-type="string">
            <text:p>过路费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停车费</text:p>
          </table:table-cell>
          <table:table-cell office:value-type="float" office:value="5">
            <text:p>5</text:p>
          </table:table-cell>
          <table:table-cell/>
          <table:table-cell office:value-type="float" office:value="20140526">
            <text:p>20140526</text:p>
          </table:table-cell>
          <table:table-cell office:value-type="string">
            <text:p>拼桌吃饭</text:p>
          </table:table-cell>
          <table:table-cell office:value-type="float" office:value="40">
            <text:p>40</text:p>
          </table:table-cell>
          <table:table-cell/>
          <table:table-cell office:value-type="float" office:value="20140717">
            <text:p>20140717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197">
            <text:p>197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320">
            <text:p>320</text:p>
          </table:table-cell>
          <table:table-cell office:value-type="string">
            <text:p>12723KM</text:p>
          </table:table-cell>
          <table:table-cell office:value-type="float" office:value="20140718">
            <text:p>20140718</text:p>
          </table:table-cell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230">
            <text:p>230</text:p>
          </table:table-cell>
          <table:table-cell/>
          <table:table-cell office:value-type="float" office:value="20140321">
            <text:p>20140321</text:p>
          </table:table-cell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 table:number-columns-repeated="3"/>
          <table:table-cell table:style-name="ce3" table:formula="of:=SUM([.P1:.P21])" office:value-type="float" office:value="12795.6">
            <text:p>12795.6</text:p>
          </table:table-cell>
          <table:table-cell/>
          <table:table-cell office:value-type="float" office:value="20140719">
            <text:p>20140719</text:p>
          </table:table-cell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office:value-type="float" office:value="20140114">
            <text:p>20140114</text:p>
          </table:table-cell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97">
            <text:p>97</text:p>
          </table:table-cell>
          <table:table-cell/>
          <table:table-cell office:value-type="float" office:value="20140327">
            <text:p>20140327</text:p>
          </table:table-cell>
          <table:table-cell office:value-type="string">
            <text:p>静信用卡</text:p>
          </table:table-cell>
          <table:table-cell office:value-type="float" office:value="2800">
            <text:p>2800</text:p>
          </table:table-cell>
          <table:table-cell table:number-columns-repeated="5"/>
          <table:table-cell office:value-type="float" office:value="20140721">
            <text:p>20140721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140115">
            <text:p>20140115</text:p>
          </table:table-cell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63">
            <text:p>63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 table:number-columns-repeated="5"/>
          <table:table-cell office:value-type="float" office:value="20140722">
            <text:p>20140722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140116">
            <text:p>20140116</text:p>
          </table:table-cell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40330">
            <text:p>20140330</text:p>
          </table:table-cell>
          <table:table-cell office:value-type="string">
            <text:p>加油</text:p>
          </table:table-cell>
          <table:table-cell office:value-type="float" office:value="255">
            <text:p>255</text:p>
          </table:table-cell>
          <table:table-cell office:value-type="string">
            <text:p>11282Km</text:p>
          </table:table-cell>
          <table:table-cell office:value-type="float" office:value="20140604">
            <text:p>201406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40724">
            <text:p>20140724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140117">
            <text:p>20140117</text:p>
          </table:table-cell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0140209">
            <text:p>20140209</text:p>
          </table:table-cell>
          <table:table-cell office:value-type="string">
            <text:p>中饭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105">
            <text:p>105</text:p>
          </table:table-cell>
          <table:table-cell table:number-columns-repeated="2"/>
          <table:table-cell office:value-type="string">
            <text:p>吃饭拼桌</text:p>
          </table:table-cell>
          <table:table-cell office:value-type="float" office:value="80">
            <text:p>80</text:p>
          </table:table-cell>
          <table:table-cell/>
          <table:table-cell office:value-type="float" office:value="20140725">
            <text:p>20140725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撞车理赔垫付</text:p>
          </table:table-cell>
          <table:table-cell office:value-type="float" office:value="650">
            <text:p>650</text:p>
          </table:table-cell>
          <table:table-cell table:number-columns-repeated="3"/>
          <table:table-cell office:value-type="string">
            <text:p>信用卡转账</text:p>
          </table:table-cell>
          <table:table-cell/>
          <table:table-cell office:value-type="float" office:value="4000">
            <text:p>4000</text:p>
          </table:table-cell>
          <table:table-cell office:value-type="float" office:value="20140331">
            <text:p>20140331</text:p>
          </table:table-cell>
          <table:table-cell office:value-type="string">
            <text:p>借阳哥</text:p>
          </table:table-cell>
          <table:table-cell office:value-type="float" office:value="3000">
            <text:p>3000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40728">
            <text:p>20140728</text:p>
          </table:table-cell>
          <table:table-cell office:value-type="string">
            <text:p>吃饭拼桌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2">
          <table:table-cell office:value-type="float" office:value="20140118">
            <text:p>20140118</text:p>
          </table:table-cell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手续费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5.5">
            <text:p>5.5</text:p>
          </table:table-cell>
          <table:table-cell/>
          <table:table-cell office:value-type="float" office:value="20140605">
            <text:p>20140605</text:p>
          </table:table-cell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  <table:table-cell/>
          <table:table-cell office:value-type="string">
            <text:p>晚饭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超市</text:p>
          </table:table-cell>
          <table:table-cell office:value-type="float" office:value="42">
            <text:p>42</text:p>
          </table:table-cell>
          <table:table-cell table:number-columns-repeated="3"/>
          <table:table-cell office:value-type="string">
            <text:p>晚饭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吃饭拼桌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3000">
            <text:p>3000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14272Km</text:p>
          </table:table-cell>
          <table:table-cell/>
        </table:table-row>
        <table:table-row table:style-name="ro2">
          <table:table-cell office:value-type="float" office:value="20140119">
            <text:p>20140119</text:p>
          </table:table-cell>
          <table:table-cell office:value-type="string">
            <text:p>晚饭</text:p>
          </table:table-cell>
          <table:table-cell office:value-type="float" office:value="39.5">
            <text:p>39.5</text:p>
          </table:table-cell>
          <table:table-cell table:number-columns-repeated="3"/>
          <table:table-cell office:value-type="string">
            <text:p>豆奶</text:p>
          </table:table-cell>
          <table:table-cell office:value-type="float" office:value="64">
            <text:p>64</text:p>
          </table:table-cell>
          <table:table-cell table:number-columns-repeated="3"/>
          <table:table-cell table:style-name="ce3" table:formula="of:=SUM([.L1:.L29])" office:value-type="float" office:value="17150">
            <text:p>1715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4">
            <text:p>4</text:p>
          </table:table-cell>
          <table:table-cell/>
          <table:table-cell office:value-type="float" office:value="20140729">
            <text:p>20140729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140120">
            <text:p>20140120</text:p>
          </table:table-cell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0140212">
            <text:p>20140212</text:p>
          </table:table-cell>
          <table:table-cell office:value-type="string">
            <text:p>车贷转出</text:p>
          </table:table-cell>
          <table:table-cell/>
          <table:table-cell office:value-type="float" office:value="2110">
            <text:p>2110</text:p>
          </table:table-cell>
          <table:table-cell table:number-columns-repeated="4"/>
          <table:table-cell office:value-type="float" office:value="20140606">
            <text:p>20140606</text:p>
          </table:table-cell>
          <table:table-cell office:value-type="string">
            <text:p>信用卡转出</text:p>
          </table:table-cell>
          <table:table-cell/>
          <table:table-cell office:value-type="float" office:value="7400">
            <text:p>7400</text:p>
          </table:table-cell>
          <table:table-cell office:value-type="float" office:value="20140730">
            <text:p>20140730</text:p>
          </table:table-cell>
          <table:table-cell office:value-type="string">
            <text:p>海娃鸟车</text:p>
          </table:table-cell>
          <table:table-cell office:value-type="float" office:value="3600">
            <text:p>360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40403">
            <text:p>20140403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车险垫付</text:p>
          </table:table-cell>
          <table:table-cell office:value-type="float" office:value="1040">
            <text:p>1040</text:p>
          </table:table-cell>
          <table:table-cell table:number-columns-repeated="3"/>
          <table:table-cell office:value-type="string">
            <text:p>加油</text:p>
          </table:table-cell>
          <table:table-cell office:value-type="float" office:value="320">
            <text:p>320</text:p>
          </table:table-cell>
          <table:table-cell office:value-type="string">
            <text:p>9895Km</text:p>
          </table:table-cell>
          <table:table-cell office:value-type="float" office:value="20140404">
            <text:p>201404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40608">
            <text:p>20140608</text:p>
          </table:table-cell>
          <table:table-cell office:value-type="string">
            <text:p>电费</text:p>
          </table:table-cell>
          <table:table-cell office:value-type="float" office:value="264.52">
            <text:p>264.52</text:p>
          </table:table-cell>
          <table:table-cell/>
          <table:table-cell office:value-type="float" office:value="20140731">
            <text:p>20140731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3">
          <table:table-cell office:value-type="float" office:value="20140122">
            <text:p>20140122</text:p>
          </table:table-cell>
          <table:table-cell office:value-type="string">
            <text:p>煤气扣款</text:p>
          </table:table-cell>
          <table:table-cell office:value-type="float" office:value="234">
            <text:p>234</text:p>
          </table:table-cell>
          <table:table-cell office:value-type="string">
            <text:p>余24.56</text:p>
          </table:table-cell>
          <table:table-cell office:value-type="string">
            <text:p>电费？756.68-234-24.56</text:p>
          </table:table-cell>
          <table:table-cell office:value-type="float" office:value="20140213">
            <text:p>20140213</text:p>
          </table:table-cell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/>
          <table:table-cell office:value-type="float" office:value="20140406">
            <text:p>20140406</text:p>
          </table:table-cell>
          <table:table-cell office:value-type="string">
            <text:p>超市</text:p>
          </table:table-cell>
          <table:table-cell office:value-type="float" office:value="118.5">
            <text:p>118.5</text:p>
          </table:table-cell>
          <table:table-cell table:number-columns-repeated="2"/>
          <table:table-cell office:value-type="string">
            <text:p>煤气费</text:p>
          </table:table-cell>
          <table:table-cell office:value-type="float" office:value="221.07">
            <text:p>221.07</text:p>
          </table:table-cell>
          <table:table-cell table:number-columns-repeated="3"/>
          <table:table-cell table:style-name="ce3" table:formula="of:=SUM([.T1:.T33])" office:value-type="float" office:value="6097">
            <text:p>609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22">
            <text:p>22</text:p>
          </table:table-cell>
          <table:table-cell table:number-columns-repeated="3"/>
          <table:table-cell office:value-type="string">
            <text:p>饺子</text:p>
          </table:table-cell>
          <table:table-cell office:value-type="float" office:value="19.8">
            <text:p>19.8</text:p>
          </table:table-cell>
          <table:table-cell/>
          <table:table-cell office:value-type="float" office:value="20140407">
            <text:p>20140407</text:p>
          </table:table-cell>
          <table:table-cell office:value-type="string">
            <text:p>车贷卡转出</text:p>
          </table:table-cell>
          <table:table-cell/>
          <table:table-cell office:value-type="float" office:value="2120">
            <text:p>2120</text:p>
          </table:table-cell>
          <table:table-cell/>
          <table:table-cell office:value-type="string">
            <text:p>家用取现</text:p>
          </table:table-cell>
          <table:table-cell/>
          <table:table-cell office:value-type="float" office:value="2500">
            <text:p>2500</text:p>
          </table:table-cell>
          <table:table-cell table:number-columns-repeated="5"/>
        </table:table-row>
        <table:table-row table:style-name="ro2">
          <table:table-cell office:value-type="float" office:value="20140123">
            <text:p>20140123</text:p>
          </table:table-cell>
          <table:table-cell office:value-type="string">
            <text:p>晚饭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20140214">
            <text:p>20140214</text:p>
          </table:table-cell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40609">
            <text:p>20140609</text:p>
          </table:table-cell>
          <table:table-cell office:value-type="string">
            <text:p>车贷卡年费</text:p>
          </table:table-cell>
          <table:table-cell office:value-type="float" office:value="200">
            <text:p>200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烟</text:p>
          </table:table-cell>
          <table:table-cell office:value-type="float" office:value="130">
            <text:p>130</text:p>
          </table:table-cell>
          <table:table-cell table:number-columns-repeated="2"/>
          <table:table-cell office:value-type="float" office:value="20140215">
            <text:p>20140215</text:p>
          </table:table-cell>
          <table:table-cell office:value-type="string">
            <text:p>晚饭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信用卡转出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/>
          <table:table-cell office:value-type="float" office:value="20140801">
            <text:p>20140801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车险赔付到账</text:p>
          </table:table-cell>
          <table:table-cell office:value-type="float" office:value="-1690">
            <text:p>-1690</text:p>
          </table:table-cell>
          <table:table-cell table:number-columns-repeated="2"/>
          <table:table-cell office:value-type="float" office:value="20140216">
            <text:p>20140216</text:p>
          </table:table-cell>
          <table:table-cell office:value-type="string">
            <text:p>中饭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40610">
            <text:p>20140610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/>
          <table:table-cell office:value-type="float" office:value="20140803">
            <text:p>20140803</text:p>
          </table:table-cell>
          <table:table-cell office:value-type="string">
            <text:p>高速过路费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超市</text:p>
          </table:table-cell>
          <table:table-cell office:value-type="float" office:value="121.8">
            <text:p>121.8</text:p>
          </table:table-cell>
          <table:table-cell table:number-columns-repeated="3"/>
          <table:table-cell office:value-type="string">
            <text:p>洗车</text:p>
          </table:table-cell>
          <table:table-cell office:value-type="float" office:value="25">
            <text:p>25</text:p>
          </table:table-cell>
          <table:table-cell/>
          <table:table-cell office:value-type="float" office:value="20140414">
            <text:p>20140414</text:p>
          </table:table-cell>
          <table:table-cell office:value-type="string">
            <text:p>吃饭拼桌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string">
            <text:p>面膜</text:p>
          </table:table-cell>
          <table:table-cell office:value-type="float" office:value="229">
            <text:p>229</text:p>
          </table:table-cell>
          <table:table-cell/>
          <table:table-cell office:value-type="float" office:value="20140804">
            <text:p>201408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2">
          <table:table-cell office:value-type="float" office:value="20140124">
            <text:p>20140124</text:p>
          </table:table-cell>
          <table:table-cell office:value-type="string">
            <text:p>面包</text:p>
          </table:table-cell>
          <table:table-cell office:value-type="float" office:value="12.5">
            <text:p>12.5</text:p>
          </table:table-cell>
          <table:table-cell table:number-columns-repeated="3"/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/>
          <table:table-cell office:value-type="float" office:value="20140415">
            <text:p>20140415</text:p>
          </table:table-cell>
          <table:table-cell office:value-type="string">
            <text:p>加油</text:p>
          </table:table-cell>
          <table:table-cell office:value-type="float" office:value="310">
            <text:p>310</text:p>
          </table:table-cell>
          <table:table-cell office:value-type="string">
            <text:p>11783Km</text:p>
          </table:table-cell>
          <table:table-cell/>
          <table:table-cell office:value-type="string">
            <text:p>手续费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1800">
            <text:p>180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超市</text:p>
          </table:table-cell>
          <table:table-cell office:value-type="float" office:value="31.5">
            <text:p>31.5</text:p>
          </table:table-cell>
          <table:table-cell table:number-columns-repeated="3"/>
          <table:table-cell office:value-type="string">
            <text:p>停车</text:p>
          </table:table-cell>
          <table:table-cell office:value-type="float" office:value="5">
            <text:p>5</text:p>
          </table:table-cell>
          <table:table-cell/>
          <table:table-cell office:value-type="float" office:value="20140418">
            <text:p>20140418</text:p>
          </table:table-cell>
          <table:table-cell office:value-type="string">
            <text:p>静信用卡</text:p>
          </table:table-cell>
          <table:table-cell office:value-type="float" office:value="2900">
            <text:p>2900</text:p>
          </table:table-cell>
          <table:table-cell/>
          <table:table-cell office:value-type="float" office:value="20140612">
            <text:p>20140612</text:p>
          </table:table-cell>
          <table:table-cell office:value-type="string">
            <text:p>晚饭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19.9">
            <text:p>19.9</text:p>
          </table:table-cell>
          <table:table-cell table:number-columns-repeated="2"/>
          <table:table-cell office:value-type="float" office:value="20140217">
            <text:p>20140217</text:p>
          </table:table-cell>
          <table:table-cell office:value-type="string">
            <text:p>静信用卡</text:p>
          </table:table-cell>
          <table:table-cell office:value-type="float" office:value="1500">
            <text:p>150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40616">
            <text:p>20140616</text:p>
          </table:table-cell>
          <table:table-cell office:value-type="string">
            <text:p>吃饭拼桌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加油</text:p>
          </table:table-cell>
          <table:table-cell office:value-type="float" office:value="115">
            <text:p>115</text:p>
          </table:table-cell>
          <table:table-cell office:value-type="string">
            <text:p>6689Km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40419">
            <text:p>20140419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 table:number-columns-repeated="2"/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40805">
            <text:p>20140805</text:p>
          </table:table-cell>
          <table:table-cell office:value-type="string">
            <text:p>房租</text:p>
          </table:table-cell>
          <table:table-cell office:value-type="float" office:value="2600">
            <text:p>2600</text:p>
          </table:table-cell>
          <table:table-cell table:number-columns-repeated="2"/>
        </table:table-row>
        <table:table-row table:style-name="ro2">
          <table:table-cell office:value-type="float" office:value="20140126">
            <text:p>20140126</text:p>
          </table:table-cell>
          <table:table-cell office:value-type="string">
            <text:p>加油</text:p>
          </table:table-cell>
          <table:table-cell office:value-type="float" office:value="250">
            <text:p>250</text:p>
          </table:table-cell>
          <table:table-cell office:value-type="string">
            <text:p>7200Km</text:p>
          </table:table-cell>
          <table:table-cell table:number-columns-repeated="2"/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40420">
            <text:p>20140420</text:p>
          </table:table-cell>
          <table:table-cell office:value-type="string">
            <text:p>车保养</text:p>
          </table:table-cell>
          <table:table-cell office:value-type="float" office:value="883">
            <text:p>883</text:p>
          </table:table-cell>
          <table:table-cell/>
          <table:table-cell office:value-type="float" office:value="20140617">
            <text:p>20140617</text:p>
          </table:table-cell>
          <table:table-cell office:value-type="string">
            <text:p>晚饭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  <table:table-cell/>
        </table:table-row>
        <table:table-row table:style-name="ro2">
          <table:table-cell/>
          <table:table-cell office:value-type="string">
            <text:p>过路费</text:p>
          </table:table-cell>
          <table:table-cell office:value-type="float" office:value="65">
            <text:p>65</text:p>
          </table:table-cell>
          <table:table-cell table:number-columns-repeated="3"/>
          <table:table-cell office:value-type="string">
            <text:p>家用</text:p>
          </table:table-cell>
          <table:table-cell office:value-type="float" office:value="2800">
            <text:p>2800</text:p>
          </table:table-cell>
          <table:table-cell table:number-columns-repeated="2"/>
          <table:table-cell office:value-type="string">
            <text:p>电费</text:p>
          </table:table-cell>
          <table:table-cell office:value-type="float" office:value="151.94">
            <text:p>151.94</text:p>
          </table:table-cell>
          <table:table-cell/>
          <table:table-cell office:value-type="float" office:value="20140619">
            <text:p>20140619</text:p>
          </table:table-cell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信用卡转出</text:p>
          </table:table-cell>
          <table:table-cell/>
          <table:table-cell office:value-type="float" office:value="1400">
            <text:p>14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50">
            <text:p>50</text:p>
          </table:table-cell>
          <table:table-cell table:number-columns-repeated="3"/>
          <table:table-cell office:value-type="string">
            <text:p>吃饭拼桌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string">
            <text:p>家用</text:p>
          </table:table-cell>
          <table:table-cell office:value-type="float" office:value="700">
            <text:p>700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340">
            <text:p>340</text:p>
          </table:table-cell>
          <table:table-cell office:value-type="string">
            <text:p>13259Km</text:p>
          </table:table-cell>
          <table:table-cell/>
          <table:table-cell office:value-type="string">
            <text:p>手续费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1">
            <text:p>21</text:p>
          </table:table-cell>
          <table:table-cell table:number-columns-repeated="2"/>
          <table:table-cell office:value-type="float" office:value="20140223">
            <text:p>20140223</text:p>
          </table:table-cell>
          <table:table-cell office:value-type="string">
            <text:p>加油</text:p>
          </table:table-cell>
          <table:table-cell office:value-type="float" office:value="260">
            <text:p>260</text:p>
          </table:table-cell>
          <table:table-cell office:value-type="string">
            <text:p>10322Km</text:p>
          </table:table-cell>
          <table:table-cell office:value-type="float" office:value="20140422">
            <text:p>20140422</text:p>
          </table:table-cell>
          <table:table-cell office:value-type="string">
            <text:p>抢购手机</text:p>
          </table:table-cell>
          <table:table-cell office:value-type="float" office:value="798">
            <text:p>798</text:p>
          </table:table-cell>
          <table:table-cell/>
          <table:table-cell office:value-type="float" office:value="20140623">
            <text:p>20140623</text:p>
          </table:table-cell>
          <table:table-cell office:value-type="string">
            <text:p>晚饭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红米手机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54">
            <text:p>154</text:p>
          </table:table-cell>
          <table:table-cell table:number-columns-repeated="3"/>
          <table:table-cell office:value-type="string">
            <text:p>开塞露</text:p>
          </table:table-cell>
          <table:table-cell office:value-type="float" office:value="5">
            <text:p>5</text:p>
          </table:table-cell>
          <table:table-cell/>
          <table:table-cell office:value-type="float" office:value="20140423">
            <text:p>20140423</text:p>
          </table:table-cell>
          <table:table-cell office:value-type="string">
            <text:p>红黄蓝报课</text:p>
          </table:table-cell>
          <table:table-cell office:value-type="float" office:value="5506">
            <text:p>5506</text:p>
          </table:table-cell>
          <table:table-cell/>
          <table:table-cell office:value-type="float" office:value="20140624">
            <text:p>20140624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修车工具</text:p>
          </table:table-cell>
          <table:table-cell office:value-type="float" office:value="67">
            <text:p>6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95">
            <text:p>95</text:p>
          </table:table-cell>
          <table:table-cell table:number-columns-repeated="2"/>
          <table:table-cell office:value-type="float" office:value="20140228">
            <text:p>20140228</text:p>
          </table:table-cell>
          <table:table-cell office:value-type="string">
            <text:p>吃饭拼桌</text:p>
          </table:table-cell>
          <table:table-cell office:value-type="float" office:value="40">
            <text:p>40</text:p>
          </table:table-cell>
          <table:table-cell/>
          <table:table-cell office:value-type="float" office:value="20140424">
            <text:p>20140424</text:p>
          </table:table-cell>
          <table:table-cell office:value-type="string">
            <text:p>捐款</text:p>
          </table:table-cell>
          <table:table-cell office:value-type="float" office:value="300">
            <text:p>300</text:p>
          </table:table-cell>
          <table:table-cell/>
          <table:table-cell office:value-type="float" office:value="20140626">
            <text:p>20140626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/>
          <table:table-cell office:value-type="float" office:value="20140807">
            <text:p>20140807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74">
            <text:p>74</text:p>
          </table:table-cell>
          <table:table-cell table:number-columns-repeated="4"/>
          <table:table-cell table:style-name="ce3" table:formula="of:=SUM([.H1:.H49])" office:value-type="float" office:value="11574.2">
            <text:p>11574.2</text:p>
          </table:table-cell>
          <table:table-cell/>
          <table:table-cell office:value-type="float" office:value="20140428">
            <text:p>20140428</text:p>
          </table:table-cell>
          <table:table-cell office:value-type="string">
            <text:p>吃饭拼桌</text:p>
          </table:table-cell>
          <table:table-cell office:value-type="float" office:value="80">
            <text:p>80</text:p>
          </table:table-cell>
          <table:table-cell/>
          <table:table-cell office:value-type="float" office:value="20140629">
            <text:p>20140629</text:p>
          </table:table-cell>
          <table:table-cell office:value-type="string">
            <text:p>零食</text:p>
          </table:table-cell>
          <table:table-cell office:value-type="float" office:value="7">
            <text:p>7</text:p>
          </table:table-cell>
          <table:table-cell/>
          <table:table-cell office:value-type="float" office:value="20140808">
            <text:p>20140808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140127">
            <text:p>20140127</text:p>
          </table:table-cell>
          <table:table-cell office:value-type="string">
            <text:p>午饭</text:p>
          </table:table-cell>
          <table:table-cell office:value-type="float" office:value="700">
            <text:p>700</text:p>
          </table:table-cell>
          <table:table-cell table:number-columns-repeated="7"/>
          <table:table-cell office:value-type="string">
            <text:p>饭卡充值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新房押金</text:p>
          </table:table-cell>
          <table:table-cell office:value-type="float" office:value="5200">
            <text:p>5200</text:p>
          </table:table-cell>
          <table:table-cell/>
          <table:table-cell office:value-type="float" office:value="20140810">
            <text:p>20140810</text:p>
          </table:table-cell>
          <table:table-cell office:value-type="string">
            <text:p>零食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停车</text:p>
          </table:table-cell>
          <table:table-cell office:value-type="float" office:value="15">
            <text:p>15</text:p>
          </table:table-cell>
          <table:table-cell table:number-columns-repeated="6"/>
          <table:table-cell office:value-type="float" office:value="20140430">
            <text:p>20140430</text:p>
          </table:table-cell>
          <table:table-cell office:value-type="string">
            <text:p>团购门票</text:p>
          </table:table-cell>
          <table:table-cell table:style-name="ce5" office:value-type="float" office:value="184">
            <text:p>184</text:p>
          </table:table-cell>
          <table:table-cell table:number-columns-repeated="2"/>
          <table:table-cell office:value-type="string">
            <text:p>新房房租</text:p>
          </table:table-cell>
          <table:table-cell office:value-type="float" office:value="2600">
            <text:p>2600</text:p>
          </table:table-cell>
          <table:table-cell/>
          <table:table-cell office:value-type="float" office:value="20140811">
            <text:p>20140811</text:p>
          </table:table-cell>
          <table:table-cell office:value-type="string">
            <text:p>吃饭拼桌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2">
          <table:table-cell office:value-type="float" office:value="20140128">
            <text:p>20140128</text:p>
          </table:table-cell>
          <table:table-cell office:value-type="string">
            <text:p>停车</text:p>
          </table:table-cell>
          <table:table-cell office:value-type="float" office:value="8">
            <text:p>8</text:p>
          </table:table-cell>
          <table:table-cell table:number-columns-repeated="8"/>
          <table:table-cell table:style-name="ce3" table:formula="of:=SUM([.L32:.L52])" office:value-type="float" office:value="16034.94">
            <text:p>16034.94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140131">
            <text:p>20140131</text:p>
          </table:table-cell>
          <table:table-cell office:value-type="string">
            <text:p>虾子</text:p>
          </table:table-cell>
          <table:table-cell office:value-type="float" office:value="62">
            <text:p>62</text:p>
          </table:table-cell>
          <table:table-cell table:number-columns-repeated="11"/>
          <table:table-cell office:value-type="string">
            <text:p>租房中介费</text:p>
          </table:table-cell>
          <table:table-cell office:value-type="float" office:value="1300">
            <text:p>1300</text:p>
          </table:table-cell>
          <table:table-cell/>
          <table:table-cell office:value-type="float" office:value="20140812">
            <text:p>20140812</text:p>
          </table:table-cell>
          <table:table-cell office:value-type="string">
            <text:p>骑行装备加运费</text:p>
          </table:table-cell>
          <table:table-cell office:value-type="float" office:value="159">
            <text:p>159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" table:formula="of:=SUM([.C1:.C54])" office:value-type="float" office:value="21242">
            <text:p>21242</text:p>
          </table:table-cell>
          <table:table-cell table:number-columns-repeated="10"/>
          <table:table-cell office:value-type="float" office:value="20140630">
            <text:p>20140630</text:p>
          </table:table-cell>
          <table:table-cell office:value-type="string">
            <text:p>吃饭拼桌</text:p>
          </table:table-cell>
          <table:table-cell office:value-type="float" office:value="92">
            <text:p>92</text:p>
          </table:table-cell>
          <table:table-cell/>
          <table:table-cell office:value-type="float" office:value="20140814">
            <text:p>20140814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4"/>
          <table:table-cell office:value-type="string">
            <text:p>家用静</text:p>
          </table:table-cell>
          <table:table-cell office:value-type="float" office:value="1800">
            <text:p>1800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14753Km</text:p>
          </table:table-cell>
          <table:table-cell/>
        </table:table-row>
        <table:table-row table:style-name="ro2">
          <table:table-cell table:number-columns-repeated="14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/>
          <table:table-cell office:value-type="float" office:value="20140816">
            <text:p>20140816</text:p>
          </table:table-cell>
          <table:table-cell office:value-type="string">
            <text:p>打车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3">
          <table:table-cell table:number-columns-repeated="14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电费</text:p>
          </table:table-cell>
          <table:table-cell/>
          <table:table-cell office:value-type="float" office:value="188.36">
            <text:p>188.36</text:p>
          </table:table-cell>
          <table:table-cell office:value-type="string">
            <text:p>8月3日抄表</text:p>
          </table:table-cell>
        </table:table-row>
        <table:table-row table:style-name="ro2">
          <table:table-cell table:number-columns-repeated="15"/>
          <table:table-cell table:style-name="ce3" table:formula="of:=SUM([.P25:.P58])" office:value-type="float" office:value="19392.09">
            <text:p>19392.09</text:p>
          </table:table-cell>
          <table:table-cell/>
          <table:table-cell office:value-type="float" office:value="20170817">
            <text:p>20170817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18">
            <text:p>20140818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19">
            <text:p>20140819</text:p>
          </table:table-cell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1">
            <text:p>20140821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2">
            <text:p>20140822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3">
            <text:p>20140823</text:p>
          </table:table-cell>
          <table:table-cell office:value-type="string">
            <text:p>龙凤山庄门票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4">
            <text:p>20140824</text:p>
          </table:table-cell>
          <table:table-cell office:value-type="string">
            <text:p>早茶</text:p>
          </table:table-cell>
          <table:table-cell office:value-type="float" office:value="181">
            <text:p>181</text:p>
          </table:table-cell>
          <table:table-cell table:number-columns-repeated="2"/>
        </table:table-row>
        <table:table-row table:style-name="ro2">
          <table:table-cell table:number-columns-repeated="18"/>
          <table:table-cell office:value-type="string">
            <text:p>晚饭</text:p>
          </table:table-cell>
          <table:table-cell office:value-type="float" office:value="158">
            <text:p>158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5">
            <text:p>20140825</text:p>
          </table:table-cell>
          <table:table-cell office:value-type="string">
            <text:p>吃饭拼桌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2">
          <table:table-cell table:number-columns-repeated="18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6">
            <text:p>20140826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7">
            <text:p>20140827</text:p>
          </table:table-cell>
          <table:table-cell office:value-type="string">
            <text:p>打气筒</text:p>
          </table:table-cell>
          <table:table-cell office:value-type="float" office:value="19.8">
            <text:p>19.8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8">
            <text:p>20140828</text:p>
          </table:table-cell>
          <table:table-cell office:value-type="string">
            <text:p>补爸房租</text:p>
          </table:table-cell>
          <table:table-cell office:value-type="float" office:value="2400">
            <text:p>2400</text:p>
          </table:table-cell>
          <table:table-cell table:number-columns-repeated="2"/>
        </table:table-row>
        <table:table-row table:style-name="ro2">
          <table:table-cell table:number-columns-repeated="18"/>
          <table:table-cell office:value-type="string">
            <text:p>手续费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9">
            <text:p>20140829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31">
            <text:p>20140831</text:p>
          </table:table-cell>
          <table:table-cell office:value-type="string">
            <text:p>包</text:p>
          </table:table-cell>
          <table:table-cell table:style-name="ce5" office:value-type="float" office:value="273">
            <text:p>273</text:p>
          </table:table-cell>
          <table:table-cell table:number-columns-repeated="2"/>
        </table:table-row>
        <table:table-row table:style-name="ro2">
          <table:table-cell table:number-columns-repeated="19"/>
          <table:table-cell table:style-name="ce3" table:formula="of:=SUM([.T37:.T74])" office:value-type="float" office:value="10996.8">
            <text:p>10996.8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01">
            <text:p>20140901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float" office:value="20140902">
            <text:p>20140902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float" office:value="20140903">
            <text:p>20140903</text:p>
          </table:table-cell>
          <table:table-cell office:value-type="string">
            <text:p>话费充值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15228Km </text:p>
          </table:table-cell>
          <table:table-cell table:number-columns-repeated="6"/>
        </table:table-row>
        <table:table-row table:style-name="ro2">
          <table:table-cell table:number-columns-repeated="13"/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  <table:table-cell table:number-columns-repeated="6"/>
        </table:table-row>
        <table:table-row table:style-name="ro2">
          <table:table-cell table:number-columns-repeated="13"/>
          <table:table-cell office:value-type="string">
            <text:p>静信用卡</text:p>
          </table:table-cell>
          <table:table-cell/>
          <table:table-cell office:value-type="float" office:value="1800">
            <text:p>1800</text:p>
          </table:table-cell>
          <table:table-cell table:number-columns-repeated="6"/>
        </table:table-row>
        <table:table-row table:style-name="ro2">
          <table:table-cell table:number-columns-repeated="13"/>
          <table:table-cell office:value-type="string">
            <text:p>自己信用卡</text:p>
          </table:table-cell>
          <table:table-cell/>
          <table:table-cell office:value-type="float" office:value="1000">
            <text:p>1000</text:p>
          </table:table-cell>
          <table:table-cell table:number-columns-repeated="6"/>
        </table:table-row>
        <table:table-row table:style-name="ro2">
          <table:table-cell table:number-columns-repeated="13"/>
          <table:table-cell office:value-type="string">
            <text:p>手续费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float" office:value="20140904">
            <text:p>201409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float" office:value="20140905">
            <text:p>20140905</text:p>
          </table:table-cell>
          <table:table-cell office:value-type="string">
            <text:p>房租</text:p>
          </table:table-cell>
          <table:table-cell office:value-type="float" office:value="2600">
            <text:p>2600</text:p>
          </table:table-cell>
          <table:table-cell table:number-columns-repeated="7"/>
        </table:table-row>
        <table:table-row table:style-name="ro2">
          <table:table-cell table:number-columns-repeated="14"/>
          <table:table-cell office:value-type="float" office:value="188.36">
            <text:p>188.36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float" office:value="20140907">
            <text:p>20140907</text:p>
          </table:table-cell>
          <table:table-cell office:value-type="string">
            <text:p>中饭</text:p>
          </table:table-cell>
          <table:table-cell office:value-type="float" office:value="174">
            <text:p>174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衣服</text:p>
          </table:table-cell>
          <table:table-cell office:value-type="float" office:value="150">
            <text:p>150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鞋子</text:p>
          </table:table-cell>
          <table:table-cell office:value-type="float" office:value="369">
            <text:p>369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float" office:value="20140909">
            <text:p>20140909</text:p>
          </table:table-cell>
          <table:table-cell office:value-type="string">
            <text:p>同学聚会汇款</text:p>
          </table:table-cell>
          <table:table-cell office:value-type="float" office:value="500">
            <text:p>500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float" office:value="20140910">
            <text:p>20140910</text:p>
          </table:table-cell>
          <table:table-cell office:value-type="string">
            <text:p>吃饭拼桌</text:p>
          </table:table-cell>
          <table:table-cell office:value-type="float" office:value="72">
            <text:p>72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float" office:value="20140911">
            <text:p>20140911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float" office:value="20140912">
            <text:p>20140912</text:p>
          </table:table-cell>
          <table:table-cell office:value-type="string">
            <text:p>化妆品</text:p>
          </table:table-cell>
          <table:table-cell office:value-type="float" office:value="60">
            <text:p>60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静信用卡</text:p>
          </table:table-cell>
          <table:table-cell office:value-type="float" office:value="1000">
            <text:p>1000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高铁票</text:p>
          </table:table-cell>
          <table:table-cell office:value-type="float" office:value="820">
            <text:p>820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float" office:value="20140916">
            <text:p>20140916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float" office:value="20140918">
            <text:p>20140918</text:p>
          </table:table-cell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部门聚餐</text:p>
          </table:table-cell>
          <table:table-cell office:value-type="float" office:value="200">
            <text:p>200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float" office:value="20140919">
            <text:p>20140919</text:p>
          </table:table-cell>
          <table:table-cell office:value-type="string">
            <text:p>手机</text:p>
          </table:table-cell>
          <table:table-cell office:value-type="float" office:value="275">
            <text:p>275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float" office:value="20140920">
            <text:p>20140920</text:p>
          </table:table-cell>
          <table:table-cell office:value-type="string">
            <text:p>手机</text:p>
          </table:table-cell>
          <table:table-cell office:value-type="float" office:value="899">
            <text:p>899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15736km</text:p>
          </table:table-cell>
          <table:table-cell table:number-columns-repeated="6"/>
        </table:table-row>
        <table:table-row table:style-name="ro2">
          <table:table-cell table:number-columns-repeated="12"/>
          <table:table-cell office:value-type="float" office:value="20140921">
            <text:p>20140921</text:p>
          </table:table-cell>
          <table:table-cell office:value-type="string">
            <text:p>高速过路费</text:p>
          </table:table-cell>
          <table:table-cell office:value-type="float" office:value="26">
            <text:p>26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float" office:value="20140922">
            <text:p>20140922</text:p>
          </table:table-cell>
          <table:table-cell office:value-type="string">
            <text:p>前房东水电煤气</text:p>
          </table:table-cell>
          <table:table-cell office:value-type="float" office:value="881">
            <text:p>881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吃饭拼桌</text:p>
          </table:table-cell>
          <table:table-cell office:value-type="float" office:value="64">
            <text:p>64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float" office:value="20140923">
            <text:p>20140923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float" office:value="20140924">
            <text:p>20140924</text:p>
          </table:table-cell>
          <table:table-cell office:value-type="string">
            <text:p>籍刚来请吃饭</text:p>
          </table:table-cell>
          <table:table-cell office:value-type="float" office:value="89">
            <text:p>89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文泉驿正黑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text>￥</number:text>
      <number:number number:decimal-places="0" number:min-integer-digits="1" number:grouping="true"/>
    </number:number-style>
    <number:number-style style:name="N117">
      <number:text>￥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text>￥</number:text>
      <number:number number:decimal-places="0" number:min-integer-digits="1" number:grouping="true"/>
    </number:number-style>
    <number:number-style style:name="N118">
      <style:text-properties fo:color="#ff0000"/>
      <number:text>￥-</number:text>
      <number:number number:decimal-places="0" number:min-integer-digits="1" number:grouping="true"/>
      <style:map style:condition="value()&gt;=0" style:apply-style-name="N118P0"/>
    </number:number-style>
    <number:number-style style:name="N120P0" style:volatile="true">
      <number:text>￥</number:text>
      <number:number number:decimal-places="2" number:min-integer-digits="1" number:grouping="true"/>
    </number:number-style>
    <number:number-style style:name="N120">
      <number:text>￥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￥</number:text>
      <number:number number:decimal-places="2" number:min-integer-digits="1" number:grouping="true"/>
    </number:number-style>
    <number:number-style style:name="N121">
      <style:text-properties fo:color="#ff0000"/>
      <number:text>￥-</number:text>
      <number:number number:decimal-places="2" number:min-integer-digits="1" number:grouping="true"/>
      <style:map style:condition="value()&gt;=0" style:apply-style-name="N121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-</number:text>
      <number:number number:decimal-places="0" number:min-integer-digits="1" number:grouping="true"/>
      <number:text> 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￥</number:text>
      <number:number number:decimal-places="0" number:min-integer-digits="1" number:grouping="true"/>
      <number:text> </number:text>
    </number:number-style>
    <number:number-style style:name="N139P1" style:volatile="true">
      <number:text> ￥-</number:text>
      <number:number number:decimal-places="0" number:min-integer-digits="1" number:grouping="true"/>
      <number:text> </number:text>
    </number:number-style>
    <number:number-style style:name="N139P2" style:volatile="true">
      <number:text> ￥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-</number:text>
      <number:number number:decimal-places="2" number:min-integer-digits="1" number:grouping="true"/>
      <number:text> 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￥</number:text>
      <number:number number:decimal-places="2" number:min-integer-digits="1" number:grouping="true"/>
      <number:text> </number:text>
    </number:number-style>
    <number:number-style style:name="N147P1" style:volatile="true">
      <number:text> ￥-</number:text>
      <number:number number:decimal-places="2" number:min-integer-digits="1" number:grouping="true"/>
      <number:text> </number:text>
    </number:number-style>
    <number:number-style style:name="N147P2" style:volatile="true">
      <number:text> ￥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integer-digits="3" number:min-exponent-digits="1"/>
    </number:number-style>
    <number:date-style style:name="N5115" number:language="zh" number:country="CN">
      <number:year number:style="long"/>
      <number:text>-</number:text>
      <number:month/>
      <number:text>-</number:text>
      <number:day/>
    </number:date-style>
    <number:date-style style:name="N5116" number:language="zh" number:country="CN">
      <number:day/>
      <number:text>-</number:text>
      <number:month number:textual="true"/>
      <number:text>-</number:text>
      <number:year/>
    </number:date-style>
    <number:date-style style:name="N5117" number:language="zh" number:country="CN">
      <number:day/>
      <number:text>-</number:text>
      <number:month number:textual="true"/>
    </number:date-style>
    <number:date-style style:name="N5118" number:language="zh" number:country="CN">
      <number:month number:textual="true"/>
      <number:text>-</number:text>
      <number:year/>
    </number:date-style>
    <number:time-style style:name="N5119" number:language="zh" number:country="CN">
      <number:hours/>
      <number:text>:</number:text>
      <number:minutes number:style="long"/>
      <number:text> </number:text>
      <number:am-pm/>
    </number:time-style>
    <number:time-style style:name="N5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1" number:language="zh" number:country="CN">
      <number:hours/>
      <number:text>:</number:text>
      <number:minutes number:style="long"/>
    </number:time-style>
    <number:time-style style:name="N5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5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5124" number:language="zh" number:country="CN">
      <number:month/>
      <number:text>-</number:text>
      <number:day/>
      <number:text>-</number:text>
      <number:year/>
    </number:date-style>
    <number:time-style style:name="N5125" number:language="zh" number:country="CN">
      <number:hours/>
      <number:text>时</number:text>
      <number:minutes number:style="long"/>
      <number:text>分</number:text>
    </number:time-style>
    <number:time-style style:name="N5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5127" number:language="zh" number:country="CN">
      <number:am-pm/>
      <number:hours/>
      <number:text>时</number:text>
      <number:minutes number:style="long"/>
      <number:text>分</number:text>
    </number:time-style>
    <number:time-style style:name="N5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5130P0" style:volatile="true" number:language="zh" number:country="CN">
      <number:text>￥</number:text>
      <number:number number:decimal-places="2" number:min-integer-digits="1" number:grouping="true"/>
    </number:number-style>
    <number:number-style style:name="N5130" number:language="zh" number:country="CN">
      <number:text>-￥</number:text>
      <number:number number:decimal-places="2" number:min-integer-digits="1" number:grouping="true"/>
      <style:map style:condition="value()&gt;=0" style:apply-style-name="N513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5">2014／09／25</text:date>, <text:time>16:07:32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0T23:08:08</meta:creation-date>
    <dc:date>2014-09-25T16:07:32.10</dc:date>
    <meta:editing-duration>PT16H9M28S</meta:editing-duration>
    <meta:editing-cycles>455</meta:editing-cycles>
    <meta:generator>OpenOffice.org/3.4$Win32 OpenOffice.org_project/340m1$Build-9590</meta:generator>
    <meta:document-statistic meta:table-count="3" meta:cell-count="2497" meta:object-count="0"/>
  </office:meta>
</office:document-meta>
</file>